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BA0000006E2845E323.png" manifest:media-type="image/png"/>
  <manifest:file-entry manifest:full-path="Pictures/10000001000000A0000000B6BF859B50.png" manifest:media-type="image/png"/>
  <manifest:file-entry manifest:full-path="Pictures/10000001000001160000014016B382FA.png" manifest:media-type="image/png"/>
  <manifest:file-entry manifest:full-path="Pictures/10000001000000B40000012A54842694.png" manifest:media-type="image/png"/>
  <manifest:file-entry manifest:full-path="Pictures/10000001000000B4000000A2BA4227D9.png" manifest:media-type="image/png"/>
  <manifest:file-entry manifest:full-path="Pictures/10000001000000B2000001A9AEA0B583.png" manifest:media-type="image/png"/>
  <manifest:file-entry manifest:full-path="Pictures/10000001000000F6000001208F5E5FCB.png" manifest:media-type="image/png"/>
  <manifest:file-entry manifest:full-path="Pictures/10000001000000BD000000484D0C674E.png" manifest:media-type="image/png"/>
  <manifest:file-entry manifest:full-path="Pictures/1000000100000093000000859EAF44E8.png" manifest:media-type="image/png"/>
  <manifest:file-entry manifest:full-path="Pictures/10000001000000C2000000FAD98A1547.png" manifest:media-type="image/png"/>
  <manifest:file-entry manifest:full-path="Pictures/100000010000010F000000B423459182.png" manifest:media-type="image/png"/>
  <manifest:file-entry manifest:full-path="Pictures/10000001000000BD0000006DDBE903CD.png" manifest:media-type="image/png"/>
  <manifest:file-entry manifest:full-path="Pictures/1000000100000118000001A7E436FF9C.png" manifest:media-type="image/png"/>
  <manifest:file-entry manifest:full-path="Pictures/10000001000000F7000000E8C778B0BA.png" manifest:media-type="image/png"/>
  <manifest:file-entry manifest:full-path="Pictures/100000010000013A000000F3B2495E7F.png" manifest:media-type="image/png"/>
  <manifest:file-entry manifest:full-path="Pictures/10000001000000AB0000009AAE5CDE24.png" manifest:media-type="image/png"/>
  <manifest:file-entry manifest:full-path="Pictures/10000001000000BC0000006AA7A5B117.png" manifest:media-type="image/png"/>
  <manifest:file-entry manifest:full-path="Pictures/100000010000007B000000A5AB09B701.png" manifest:media-type="image/png"/>
  <manifest:file-entry manifest:full-path="Pictures/10000001000000AA000000B5A920346F.png" manifest:media-type="image/png"/>
  <manifest:file-entry manifest:full-path="Pictures/100000010000015100000181B6E4878E.png" manifest:media-type="image/png"/>
  <manifest:file-entry manifest:full-path="Pictures/10000001000000DB0000004FF7FB7DE6.png" manifest:media-type="image/png"/>
  <manifest:file-entry manifest:full-path="Pictures/100000010000008B0000003E1A01DB40.png" manifest:media-type="image/png"/>
  <manifest:file-entry manifest:full-path="Pictures/10000001000000DD000001514197B6CD.png" manifest:media-type="image/png"/>
  <manifest:file-entry manifest:full-path="Pictures/10000001000000BC0000005921E4638E.png" manifest:media-type="image/png"/>
  <manifest:file-entry manifest:full-path="Pictures/10000001000000BA000000C2F4269092.png" manifest:media-type="image/png"/>
  <manifest:file-entry manifest:full-path="Pictures/100000010000008A0000005672B7E6E4.png" manifest:media-type="image/png"/>
  <manifest:file-entry manifest:full-path="Pictures/10000001000000B7000000D2C7314F0C.png" manifest:media-type="image/png"/>
  <manifest:file-entry manifest:full-path="Pictures/10000000000003ED000001703152AC57.png" manifest:media-type="image/png"/>
  <manifest:file-entry manifest:full-path="Pictures/100000010000006F00000073D4E79C82.png" manifest:media-type="image/png"/>
  <manifest:file-entry manifest:full-path="Pictures/10000000000000B4000000A3A2C00477.png" manifest:media-type="image/png"/>
  <manifest:file-entry manifest:full-path="Pictures/10000001000000A30000012886ED43EC.png" manifest:media-type="image/png"/>
  <manifest:file-entry manifest:full-path="Pictures/10000001000000730000004A280A8A61.png" manifest:media-type="image/png"/>
  <manifest:file-entry manifest:full-path="Pictures/10000001000000950000007779F0B4A0.png" manifest:media-type="image/png"/>
  <manifest:file-entry manifest:full-path="Pictures/10000001000000700000005D12932677.png" manifest:media-type="image/png"/>
  <manifest:file-entry manifest:full-path="Pictures/10000001000000FF000000D91C0BB0F0.png" manifest:media-type="image/png"/>
  <manifest:file-entry manifest:full-path="Pictures/100000010000008A0000006E0ECB84C3.png" manifest:media-type="image/png"/>
  <manifest:file-entry manifest:full-path="Pictures/10000001000000800000005D8D851197.png" manifest:media-type="image/png"/>
  <manifest:file-entry manifest:full-path="Pictures/10000001000000780000005F3ED58A06.png" manifest:media-type="image/png"/>
  <manifest:file-entry manifest:full-path="Pictures/1000000100000241000001649EB27944.png" manifest:media-type="image/png"/>
  <manifest:file-entry manifest:full-path="Pictures/100000010000007F000000853C216F76.png" manifest:media-type="image/png"/>
  <manifest:file-entry manifest:full-path="Pictures/10000001000000970000009CDF3F7114.png" manifest:media-type="image/png"/>
  <manifest:file-entry manifest:full-path="Pictures/10000001000000930000008423C4312F.png" manifest:media-type="image/png"/>
  <manifest:file-entry manifest:full-path="Pictures/10000001000000BE000001743429091D.png" manifest:media-type="image/png"/>
  <manifest:file-entry manifest:full-path="Pictures/10000001000000B2000000ECF576A900.png" manifest:media-type="image/png"/>
  <manifest:file-entry manifest:full-path="Pictures/10000001000000760000007BB62F81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7bc48e"/>
    </style:style>
    <style:style style:name="P5" style:family="paragraph" style:parent-style-name="Standard">
      <style:text-properties officeooo:rsid="03529f02" officeooo:paragraph-rsid="024b9c8f"/>
    </style:style>
    <style:style style:name="P6" style:family="paragraph" style:parent-style-name="Horizontal_20_Line">
      <style:text-properties officeooo:rsid="03529f02"/>
    </style:style>
    <style:style style:name="P7" style:family="paragraph" style:parent-style-name="Standard">
      <style:text-properties officeooo:rsid="03802b54" officeooo:paragraph-rsid="03802b54"/>
    </style:style>
    <style:style style:name="P8" style:family="paragraph" style:parent-style-name="Standard">
      <style:text-properties officeooo:paragraph-rsid="0383a1c6"/>
    </style:style>
    <style:style style:name="P9" style:family="paragraph" style:parent-style-name="Standard">
      <style:text-properties officeooo:rsid="024b9c8f" officeooo:paragraph-rsid="0393f9f6"/>
    </style:style>
    <style:style style:name="P10" style:family="paragraph" style:parent-style-name="Standard">
      <style:text-properties officeooo:paragraph-rsid="039fff88"/>
    </style:style>
    <style:style style:name="P11" style:family="paragraph" style:parent-style-name="Text_20_body">
      <style:paragraph-properties fo:margin-top="0cm" fo:margin-bottom="0cm" style:contextual-spacing="false"/>
      <style:text-properties officeooo:paragraph-rsid="039fff88"/>
    </style:style>
    <style:style style:name="P12" style:family="paragraph" style:parent-style-name="Standard">
      <style:text-properties officeooo:rsid="0320107f" officeooo:paragraph-rsid="039fff88"/>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3938066" officeooo:paragraph-rsid="03938066"/>
    </style:style>
    <style:style style:name="P15" style:family="paragraph" style:parent-style-name="Text_20_body">
      <style:text-properties officeooo:rsid="0393845f" officeooo:paragraph-rsid="0393845f"/>
    </style:style>
    <style:style style:name="P16" style:family="paragraph" style:parent-style-name="Text_20_body">
      <style:text-properties officeooo:rsid="0395645f" officeooo:paragraph-rsid="0395645f"/>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6">
      <style:paragraph-properties>
        <style:tab-stops>
          <style:tab-stop style:position="16.505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24" style:family="paragraph" style:parent-style-name="Heading_20_4">
      <style:text-properties officeooo:paragraph-rsid="03a409f7"/>
    </style:style>
    <style:style style:name="P25" style:family="paragraph" style:parent-style-name="Text_20_body">
      <style:text-properties officeooo:rsid="03a2a44a" officeooo:paragraph-rsid="03a409f7"/>
    </style:style>
    <style:style style:name="P26" style:family="paragraph" style:parent-style-name="Text_20_body">
      <style:text-properties officeooo:rsid="03a4db1f" officeooo:paragraph-rsid="03a4db1f"/>
    </style:style>
    <style:style style:name="P27" style:family="paragraph" style:parent-style-name="Text_20_body">
      <style:text-properties officeooo:rsid="03a4db1f" officeooo:paragraph-rsid="03a7685d"/>
    </style:style>
    <style:style style:name="P28" style:family="paragraph" style:parent-style-name="Heading_20_4">
      <style:text-properties officeooo:paragraph-rsid="03a7685d"/>
    </style:style>
    <style:style style:name="P29" style:family="paragraph" style:parent-style-name="Text_20_body">
      <style:text-properties officeooo:paragraph-rsid="03a7685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Heading_20_1">
      <style:paragraph-properties fo:margin-top="0cm" fo:margin-bottom="0cm" style:contextual-spacing="false"/>
      <style:text-properties officeooo:paragraph-rsid="0393f9f6"/>
    </style:style>
    <style:style style:name="P37" style:family="paragraph" style:parent-style-name="Heading_20_1">
      <style:paragraph-properties fo:margin-top="0cm" fo:margin-bottom="0cm" style:contextual-spacing="false"/>
      <style:text-properties officeooo:paragraph-rsid="037bc48e"/>
    </style:style>
    <style:style style:name="P38" style:family="paragraph" style:parent-style-name="Heading_20_2">
      <style:text-properties officeooo:paragraph-rsid="03a7685d"/>
    </style:style>
    <style:style style:name="P39" style:family="paragraph" style:parent-style-name="Heading_20_2">
      <style:text-properties officeooo:paragraph-rsid="03a93bc3"/>
    </style:style>
    <style:style style:name="P40" style:family="paragraph" style:parent-style-name="Heading_20_3">
      <style:text-properties officeooo:paragraph-rsid="03a93bc3"/>
    </style:style>
    <style:style style:name="P41" style:family="paragraph" style:parent-style-name="Heading_20_4">
      <style:text-properties officeooo:paragraph-rsid="03a93bc3"/>
    </style:style>
    <style:style style:name="P42" style:family="paragraph" style:parent-style-name="Heading_20_4">
      <style:text-properties officeooo:rsid="03a93bc3" officeooo:paragraph-rsid="03a93bc3"/>
    </style:style>
    <style:style style:name="P43" style:family="paragraph" style:parent-style-name="Heading_20_5">
      <style:text-properties officeooo:paragraph-rsid="0385bd90"/>
    </style:style>
    <style:style style:name="P44" style:family="paragraph" style:parent-style-name="Heading_20_5">
      <style:text-properties officeooo:paragraph-rsid="03a7685d"/>
    </style:style>
    <style:style style:name="P45" style:family="paragraph" style:parent-style-name="Horizontal_20_Line">
      <style:text-properties officeooo:rsid="03529f02" officeooo:paragraph-rsid="03a93bc3"/>
    </style:style>
    <style:style style:name="P46" style:family="paragraph" style:parent-style-name="Text_20_body">
      <style:text-properties officeooo:paragraph-rsid="03a93bc3"/>
    </style:style>
    <style:style style:name="P47" style:family="paragraph" style:parent-style-name="Text_20_body">
      <style:text-properties officeooo:rsid="03a93bc3" officeooo:paragraph-rsid="03a93bc3"/>
    </style:style>
    <style:style style:name="P48" style:family="paragraph" style:parent-style-name="Text_20_body">
      <style:text-properties officeooo:rsid="03a2a44a" officeooo:paragraph-rsid="03a409f7"/>
    </style:style>
    <style:style style:name="P49" style:family="paragraph" style:parent-style-name="Text_20_body">
      <style:text-properties officeooo:rsid="03529f02"/>
    </style:style>
    <style:style style:name="T1" style:family="text">
      <style:text-properties fo:font-size="10pt" officeooo:rsid="001a177c" style:font-size-asian="10pt" style:font-size-complex="10pt"/>
    </style:style>
    <style:style style:name="T2" style:family="text">
      <style:text-properties fo:font-size="10pt" officeooo:rsid="03a611c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03d7f" style:font-size-asian="10pt" style:font-size-complex="10pt"/>
    </style:style>
    <style:style style:name="T5" style:family="text">
      <style:text-properties fo:font-size="10pt" officeooo:rsid="039974ee"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3428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7bc48e" style:font-name-asian="Microsoft YaHei" style:font-size-asian="18.2000007629395pt" style:font-weight-asian="bold" style:font-name-complex="Mangal1" style:font-size-complex="18.2000007629395pt" style:font-weight-complex="bold"/>
    </style:style>
    <style:style style:name="T12" style:family="text">
      <style:text-properties officeooo:rsid="037ccb15"/>
    </style:style>
    <style:style style:name="T13" style:family="text">
      <style:text-properties officeooo:rsid="0383a1c6"/>
    </style:style>
    <style:style style:name="T14" style:family="text">
      <style:text-properties officeooo:rsid="0385bd90"/>
    </style:style>
    <style:style style:name="T15" style:family="text">
      <style:text-properties officeooo:rsid="0386628e"/>
    </style:style>
    <style:style style:name="T16" style:family="text">
      <style:text-properties officeooo:rsid="038a7d6e"/>
    </style:style>
    <style:style style:name="T17" style:family="text">
      <style:text-properties officeooo:rsid="038bebf7"/>
    </style:style>
    <style:style style:name="T18" style:family="text">
      <style:text-properties officeooo:rsid="038c2038"/>
    </style:style>
    <style:style style:name="T19" style:family="text">
      <style:text-properties officeooo:rsid="0392fdb0"/>
    </style:style>
    <style:style style:name="T20" style:family="text">
      <style:text-properties officeooo:rsid="039339a7"/>
    </style:style>
    <style:style style:name="T21" style:family="text">
      <style:text-properties officeooo:rsid="0393845f"/>
    </style:style>
    <style:style style:name="T22" style:family="text">
      <style:text-properties officeooo:rsid="0393f9f6"/>
    </style:style>
    <style:style style:name="T23" style:family="text">
      <style:text-properties officeooo:rsid="03991ed0"/>
    </style:style>
    <style:style style:name="T24" style:family="text">
      <style:text-properties officeooo:rsid="039d4f52"/>
    </style:style>
    <style:style style:name="T25" style:family="text">
      <style:text-properties officeooo:rsid="039df1ce"/>
    </style:style>
    <style:style style:name="T26" style:family="text">
      <style:text-properties officeooo:rsid="039e52b9"/>
    </style:style>
    <style:style style:name="T27" style:family="text">
      <style:text-properties officeooo:rsid="03a03d7f"/>
    </style:style>
    <style:style style:name="T28" style:family="text">
      <style:text-properties officeooo:rsid="03a7685d"/>
    </style:style>
    <style:style style:name="T29" style:family="text">
      <style:text-properties officeooo:rsid="03a93bc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7" draw:name="Bild12" text:anchor-type="char" svg:width="0.831cm" svg:height="0.831cm" draw:z-index="37"><draw:image xlink:href="Pictures/100000010000008000000080A45F64B1.png" xlink:type="simple" xlink:show="embed" xlink:actuate="onLoad" draw:mime-type="image/png"/></draw:frame></text:p>
          </table:table-cell>
          <table:table-cell table:style-name="Tabelle10.B1" office:value-type="string">
            <text:p text:style-name="P23"><text:s/>1<text:span text:style-name="T27">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1561_1382077063" text:style-name="Index_20_Link" text:visited-style-name="Index_20_Link">Detailed Table of content<text:tab/>1</text:a></text:p>
          <text:p text:style-name="P17"><text:a xlink:type="simple" xlink:href="#__RefHeading___Toc2818_932195567" text:style-name="Index_20_Link" text:visited-style-name="Index_20_Link">Add menu - Texture<text:tab/>7</text:a></text:p>
          <text:p text:style-name="P18"><text:a xlink:type="simple" xlink:href="#__RefHeading___Toc2840_932195567" text:style-name="Index_20_Link" text:visited-style-name="Index_20_Link">Brick Texture<text:tab/>7</text:a></text:p>
          <text:p text:style-name="P18"><text:a xlink:type="simple" xlink:href="#__RefHeading___Toc2842_932195567" text:style-name="Index_20_Link" text:visited-style-name="Index_20_Link">Checker Texture<text:tab/>8</text:a></text:p>
          <text:p text:style-name="P18"><text:a xlink:type="simple" xlink:href="#__RefHeading___Toc2844_932195567" text:style-name="Index_20_Link" text:visited-style-name="Index_20_Link">Environment Texture<text:tab/>9</text:a></text:p>
          <text:p text:style-name="P18"><text:a xlink:type="simple" xlink:href="#__RefHeading___Toc1820_2607357367%20Kopie%201" text:style-name="Index_20_Link" text:visited-style-name="Index_20_Link">Gabor Texture<text:tab/>10</text:a></text:p>
          <text:p text:style-name="P18"><text:a xlink:type="simple" xlink:href="#__RefHeading___Toc1820_2607357367" text:style-name="Index_20_Link" text:visited-style-name="Index_20_Link">Gradient Texture<text:tab/>11</text:a></text:p>
          <text:p text:style-name="P18"><text:a xlink:type="simple" xlink:href="#__RefHeading___Toc1822_2607357367" text:style-name="Index_20_Link" text:visited-style-name="Index_20_Link">IES Texture<text:tab/>12</text:a></text:p>
          <text:p text:style-name="P18"><text:a xlink:type="simple" xlink:href="#__RefHeading___Toc1824_2607357367" text:style-name="Index_20_Link" text:visited-style-name="Index_20_Link">Image Texture<text:tab/>13</text:a></text:p>
          <text:p text:style-name="P18"><text:a xlink:type="simple" xlink:href="#__RefHeading___Toc1826_2607357367" text:style-name="Index_20_Link" text:visited-style-name="Index_20_Link">Magic Texture<text:tab/>15</text:a></text:p>
          <text:p text:style-name="P18"><text:a xlink:type="simple" xlink:href="#__RefHeading___Toc6342_1382077063%20Copy%201" text:style-name="Index_20_Link" text:visited-style-name="Index_20_Link">Noise Texture<text:tab/>16</text:a></text:p>
          <text:p text:style-name="P18"><text:a xlink:type="simple" xlink:href="#__RefHeading___Toc6344_1382077063" text:style-name="Index_20_Link" text:visited-style-name="Index_20_Link">Point Density<text:tab/>18</text:a></text:p>
          <text:p text:style-name="P18"><text:a xlink:type="simple" xlink:href="#__RefHeading___Toc6346_1382077063" text:style-name="Index_20_Link" text:visited-style-name="Index_20_Link">Sky Texture<text:tab/>21</text:a></text:p>
          <text:p text:style-name="P18"><text:a xlink:type="simple" xlink:href="#__RefHeading___Toc6348_1382077063" text:style-name="Index_20_Link" text:visited-style-name="Index_20_Link">Voronoi Texture<text:tab/>22</text:a></text:p>
          <text:p text:style-name="P18"><text:a xlink:type="simple" xlink:href="#__RefHeading___Toc6350_1382077063" text:style-name="Index_20_Link" text:visited-style-name="Index_20_Link">Wave Texture<text:tab/>24</text:a></text:p>
          <text:p text:style-name="P18"><text:a xlink:type="simple" xlink:href="#__RefHeading___Toc6352_1382077063" text:style-name="Index_20_Link" text:visited-style-name="Index_20_Link">White Noise Texture<text:tab/>25</text:a></text:p>
        </text:index-body>
      </text:table-of-content>
      <text:p text:style-name="P12"/>
      <table:table table:name="Tabelle18" table:style-name="Tabelle18">
        <table:table-column table:style-name="Tabelle18.A"/>
        <table:table-row>
          <table:table-cell table:style-name="Tabelle18.A1" office:value-type="string">
            <text:h text:style-name="P36"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11561_1382077063" text:style-name="Index_20_Link" text:visited-style-name="Index_20_Link">Detailed Table of content<text:tab/>1</text:a></text:p>
          <text:p text:style-name="P17"><text:a xlink:type="simple" xlink:href="#__RefHeading___Toc2818_932195567" text:style-name="Index_20_Link" text:visited-style-name="Index_20_Link">Add menu - Texture<text:tab/>7</text:a></text:p>
          <text:p text:style-name="P18"><text:a xlink:type="simple" xlink:href="#__RefHeading___Toc2840_932195567" text:style-name="Index_20_Link" text:visited-style-name="Index_20_Link">Brick Texture<text:tab/>7</text:a></text:p>
          <text:p text:style-name="P19"><text:a xlink:type="simple" xlink:href="#__RefHeading___Toc6458_1382077063" text:style-name="Index_20_Link" text:visited-style-name="Index_20_Link">Inputs<text:tab/>7</text:a></text:p>
          <text:p text:style-name="P20"><text:a xlink:type="simple" xlink:href="#__RefHeading___Toc6460_1382077063" text:style-name="Index_20_Link" text:visited-style-name="Index_20_Link">Color 1, Color 2 and Mortar<text:tab/>7</text:a></text:p>
          <text:p text:style-name="P20"><text:a xlink:type="simple" xlink:href="#__RefHeading___Toc6462_1382077063" text:style-name="Index_20_Link" text:visited-style-name="Index_20_Link">Scale<text:tab/>7</text:a></text:p>
          <text:p text:style-name="P20"><text:a xlink:type="simple" xlink:href="#__RefHeading___Toc6464_1382077063" text:style-name="Index_20_Link" text:visited-style-name="Index_20_Link">Mortar Size<text:tab/>7</text:a></text:p>
          <text:p text:style-name="P20"><text:a xlink:type="simple" xlink:href="#__RefHeading___Toc6466_1382077063" text:style-name="Index_20_Link" text:visited-style-name="Index_20_Link">Mortar Smooth<text:tab/>7</text:a></text:p>
          <text:p text:style-name="P20"><text:a xlink:type="simple" xlink:href="#__RefHeading___Toc6468_1382077063" text:style-name="Index_20_Link" text:visited-style-name="Index_20_Link">Bias<text:tab/>7</text:a></text:p>
          <text:p text:style-name="P20"><text:a xlink:type="simple" xlink:href="#__RefHeading___Toc6470_1382077063" text:style-name="Index_20_Link" text:visited-style-name="Index_20_Link">Brick Width<text:tab/>7</text:a></text:p>
          <text:p text:style-name="P20"><text:a xlink:type="simple" xlink:href="#__RefHeading___Toc6472_1382077063" text:style-name="Index_20_Link" text:visited-style-name="Index_20_Link">Row Height<text:tab/>7</text:a></text:p>
          <text:p text:style-name="P19"><text:a xlink:type="simple" xlink:href="#__RefHeading___Toc6474_1382077063" text:style-name="Index_20_Link" text:visited-style-name="Index_20_Link">Properties<text:tab/>8</text:a></text:p>
          <text:p text:style-name="P20"><text:a xlink:type="simple" xlink:href="#__RefHeading___Toc6476_1382077063" text:style-name="Index_20_Link" text:visited-style-name="Index_20_Link">Offset<text:tab/>8</text:a></text:p>
          <text:p text:style-name="P20"><text:a xlink:type="simple" xlink:href="#__RefHeading___Toc6478_1382077063" text:style-name="Index_20_Link" text:visited-style-name="Index_20_Link">Frequency<text:tab/>8</text:a></text:p>
          <text:p text:style-name="P20"><text:a xlink:type="simple" xlink:href="#__RefHeading___Toc6480_1382077063" text:style-name="Index_20_Link" text:visited-style-name="Index_20_Link">Squash<text:tab/>8</text:a></text:p>
          <text:p text:style-name="P20"><text:a xlink:type="simple" xlink:href="#__RefHeading___Toc6482_1382077063" text:style-name="Index_20_Link" text:visited-style-name="Index_20_Link">Frequency<text:tab/>8</text:a></text:p>
          <text:p text:style-name="P19"><text:a xlink:type="simple" xlink:href="#__RefHeading___Toc6484_1382077063" text:style-name="Index_20_Link" text:visited-style-name="Index_20_Link">Outputs<text:tab/>8</text:a></text:p>
          <text:p text:style-name="P20"><text:a xlink:type="simple" xlink:href="#__RefHeading___Toc6486_1382077063" text:style-name="Index_20_Link" text:visited-style-name="Index_20_Link">Color<text:tab/>8</text:a></text:p>
          <text:p text:style-name="P20"><text:a xlink:type="simple" xlink:href="#__RefHeading___Toc6488_1382077063" text:style-name="Index_20_Link" text:visited-style-name="Index_20_Link">Factor<text:tab/>8</text:a></text:p>
          <text:p text:style-name="P18"><text:a xlink:type="simple" xlink:href="#__RefHeading___Toc2842_932195567" text:style-name="Index_20_Link" text:visited-style-name="Index_20_Link">Checker Texture<text:tab/>8</text:a></text:p>
          <text:p text:style-name="P19"><text:a xlink:type="simple" xlink:href="#__RefHeading___Toc6490_1382077063" text:style-name="Index_20_Link" text:visited-style-name="Index_20_Link">Inputs<text:tab/>8</text:a></text:p>
          <text:p text:style-name="P20"><text:a xlink:type="simple" xlink:href="#__RefHeading___Toc6492_1382077063" text:style-name="Index_20_Link" text:visited-style-name="Index_20_Link">Vector<text:tab/>8</text:a></text:p>
          <text:p text:style-name="P20"><text:a xlink:type="simple" xlink:href="#__RefHeading___Toc6494_1382077063" text:style-name="Index_20_Link" text:visited-style-name="Index_20_Link">Color1, Color 2<text:tab/>8</text:a></text:p>
          <text:p text:style-name="P20"><text:a xlink:type="simple" xlink:href="#__RefHeading___Toc6496_1382077063" text:style-name="Index_20_Link" text:visited-style-name="Index_20_Link">Scale<text:tab/>8</text:a></text:p>
          <text:p text:style-name="P19"><text:a xlink:type="simple" xlink:href="#__RefHeading___Toc6498_1382077063" text:style-name="Index_20_Link" text:visited-style-name="Index_20_Link">Outputs<text:tab/>9</text:a></text:p>
          <text:p text:style-name="P20"><text:a xlink:type="simple" xlink:href="#__RefHeading___Toc6500_1382077063" text:style-name="Index_20_Link" text:visited-style-name="Index_20_Link"><text:soft-page-break/>Color<text:tab/>9</text:a></text:p>
          <text:p text:style-name="P20"><text:a xlink:type="simple" xlink:href="#__RefHeading___Toc6502_1382077063" text:style-name="Index_20_Link" text:visited-style-name="Index_20_Link">Factor<text:tab/>9</text:a></text:p>
          <text:p text:style-name="P18"><text:a xlink:type="simple" xlink:href="#__RefHeading___Toc2844_932195567" text:style-name="Index_20_Link" text:visited-style-name="Index_20_Link">Environment Texture<text:tab/>9</text:a></text:p>
          <text:p text:style-name="P19"><text:a xlink:type="simple" xlink:href="#__RefHeading___Toc6504_1382077063" text:style-name="Index_20_Link" text:visited-style-name="Index_20_Link">Inputs<text:tab/>9</text:a></text:p>
          <text:p text:style-name="P20"><text:a xlink:type="simple" xlink:href="#__RefHeading___Toc6506_1382077063" text:style-name="Index_20_Link" text:visited-style-name="Index_20_Link">Vector<text:tab/>9</text:a></text:p>
          <text:p text:style-name="P19"><text:a xlink:type="simple" xlink:href="#__RefHeading___Toc6508_1382077063" text:style-name="Index_20_Link" text:visited-style-name="Index_20_Link">Properties<text:tab/>9</text:a></text:p>
          <text:p text:style-name="P20"><text:a xlink:type="simple" xlink:href="#__RefHeading___Toc6510_1382077063" text:style-name="Index_20_Link" text:visited-style-name="Index_20_Link">Image<text:tab/>9</text:a></text:p>
          <text:p text:style-name="P20"><text:a xlink:type="simple" xlink:href="#__RefHeading___Toc6512_1382077063" text:style-name="Index_20_Link" text:visited-style-name="Index_20_Link">Color Space<text:tab/>9</text:a></text:p>
          <text:p text:style-name="P20"><text:a xlink:type="simple" xlink:href="#__RefHeading___Toc6514_1382077063" text:style-name="Index_20_Link" text:visited-style-name="Index_20_Link">Texture Interpolation<text:tab/>9</text:a></text:p>
          <text:p text:style-name="P21"><text:a xlink:type="simple" xlink:href="#__RefHeading___Toc6516_1382077063" text:style-name="Index_20_Link" text:visited-style-name="Index_20_Link">Linear<text:tab/>9</text:a></text:p>
          <text:p text:style-name="P21"><text:a xlink:type="simple" xlink:href="#__RefHeading___Toc6518_1382077063" text:style-name="Index_20_Link" text:visited-style-name="Index_20_Link">Closest<text:tab/>9</text:a></text:p>
          <text:p text:style-name="P21"><text:a xlink:type="simple" xlink:href="#__RefHeading___Toc6520_1382077063" text:style-name="Index_20_Link" text:visited-style-name="Index_20_Link">Cubic<text:tab/>9</text:a></text:p>
          <text:p text:style-name="P21"><text:a xlink:type="simple" xlink:href="#__RefHeading___Toc6522_1382077063" text:style-name="Index_20_Link" text:visited-style-name="Index_20_Link">Smart<text:tab/>9</text:a></text:p>
          <text:p text:style-name="P20"><text:a xlink:type="simple" xlink:href="#__RefHeading___Toc6524_1382077063" text:style-name="Index_20_Link" text:visited-style-name="Index_20_Link">Projection Method<text:tab/>10</text:a></text:p>
          <text:p text:style-name="P21"><text:a xlink:type="simple" xlink:href="#__RefHeading___Toc6526_1382077063" text:style-name="Index_20_Link" text:visited-style-name="Index_20_Link">Equirectangular<text:tab/>10</text:a></text:p>
          <text:p text:style-name="P21"><text:a xlink:type="simple" xlink:href="#__RefHeading___Toc6528_1382077063" text:style-name="Index_20_Link" text:visited-style-name="Index_20_Link">Mirror Ball<text:tab/>10</text:a></text:p>
          <text:p text:style-name="P19"><text:a xlink:type="simple" xlink:href="#__RefHeading___Toc6530_1382077063" text:style-name="Index_20_Link" text:visited-style-name="Index_20_Link">Outputs<text:tab/>10</text:a></text:p>
          <text:p text:style-name="P20"><text:a xlink:type="simple" xlink:href="#__RefHeading___Toc6532_1382077063" text:style-name="Index_20_Link" text:visited-style-name="Index_20_Link">Color<text:tab/>10</text:a></text:p>
          <text:p text:style-name="P18"><text:a xlink:type="simple" xlink:href="#__RefHeading___Toc1820_2607357367%20Kopie%201" text:style-name="Index_20_Link" text:visited-style-name="Index_20_Link">Gabor Texture<text:tab/>10</text:a></text:p>
          <text:p text:style-name="P19"><text:a xlink:type="simple" xlink:href="#__RefHeading___Toc6534_1382077063%20Kopie%201" text:style-name="Index_20_Link" text:visited-style-name="Index_20_Link">Inputs<text:tab/>10</text:a></text:p>
          <text:p text:style-name="P20"><text:a xlink:type="simple" xlink:href="#__RefHeading___Toc6536_1382077063%20Kopie%201" text:style-name="Index_20_Link" text:visited-style-name="Index_20_Link">Vector<text:tab/>10</text:a></text:p>
          <text:p text:style-name="P20"><text:a xlink:type="simple" xlink:href="#__RefHeading___Toc3569_1239589146" text:style-name="Index_20_Link" text:visited-style-name="Index_20_Link">Scale<text:tab/>10</text:a></text:p>
          <text:p text:style-name="P20"><text:a xlink:type="simple" xlink:href="#__RefHeading___Toc3571_1239589146" text:style-name="Index_20_Link" text:visited-style-name="Index_20_Link">Frequency<text:tab/>10</text:a></text:p>
          <text:p text:style-name="P20"><text:a xlink:type="simple" xlink:href="#__RefHeading___Toc3573_1239589146" text:style-name="Index_20_Link" text:visited-style-name="Index_20_Link">Anisotropic<text:tab/>10</text:a></text:p>
          <text:p text:style-name="P20"><text:a xlink:type="simple" xlink:href="#__RefHeading___Toc3575_1239589146" text:style-name="Index_20_Link" text:visited-style-name="Index_20_Link">Orientation<text:tab/>10</text:a></text:p>
          <text:p text:style-name="P19"><text:a xlink:type="simple" xlink:href="#__RefHeading___Toc3577_1239589146" text:style-name="Index_20_Link" text:visited-style-name="Index_20_Link">Properties<text:tab/>11</text:a></text:p>
          <text:p text:style-name="P19"><text:a xlink:type="simple" xlink:href="#__RefHeading___Toc3579_1239589146" text:style-name="Index_20_Link" text:visited-style-name="Index_20_Link">Type<text:tab/>11</text:a></text:p>
          <text:p text:style-name="P19"><text:a xlink:type="simple" xlink:href="#__RefHeading___Toc6556_1382077063%20Kopie%201" text:style-name="Index_20_Link" text:visited-style-name="Index_20_Link">Outputs<text:tab/>11</text:a></text:p>
          <text:p text:style-name="P20"><text:a xlink:type="simple" xlink:href="#__RefHeading___Toc6558_1382077063%20Kopie%201" text:style-name="Index_20_Link" text:visited-style-name="Index_20_Link">Value<text:tab/>11</text:a></text:p>
          <text:p text:style-name="P20"><text:a xlink:type="simple" xlink:href="#__RefHeading___Toc6560_1382077063%20Kopie%201" text:style-name="Index_20_Link" text:visited-style-name="Index_20_Link">Phase<text:tab/>11</text:a></text:p>
          <text:p text:style-name="P20"><text:a xlink:type="simple" xlink:href="#__RefHeading___Toc3581_1239589146" text:style-name="Index_20_Link" text:visited-style-name="Index_20_Link">Intensity<text:tab/>11</text:a></text:p>
          <text:p text:style-name="P18"><text:a xlink:type="simple" xlink:href="#__RefHeading___Toc1820_2607357367" text:style-name="Index_20_Link" text:visited-style-name="Index_20_Link">Gradient Texture<text:tab/>11</text:a></text:p>
          <text:p text:style-name="P19"><text:a xlink:type="simple" xlink:href="#__RefHeading___Toc6534_1382077063" text:style-name="Index_20_Link" text:visited-style-name="Index_20_Link">Inputs<text:tab/>11</text:a></text:p>
          <text:p text:style-name="P20"><text:a xlink:type="simple" xlink:href="#__RefHeading___Toc6536_1382077063" text:style-name="Index_20_Link" text:visited-style-name="Index_20_Link">Vector<text:tab/>11</text:a></text:p>
          <text:p text:style-name="P19"><text:a xlink:type="simple" xlink:href="#__RefHeading___Toc6538_1382077063" text:style-name="Index_20_Link" text:visited-style-name="Index_20_Link">Properties<text:tab/>11</text:a></text:p>
          <text:p text:style-name="P20"><text:a xlink:type="simple" xlink:href="#__RefHeading___Toc6540_1382077063" text:style-name="Index_20_Link" text:visited-style-name="Index_20_Link">Gradient Type<text:tab/>11</text:a></text:p>
          <text:p text:style-name="P21"><text:a xlink:type="simple" xlink:href="#__RefHeading___Toc6542_1382077063" text:style-name="Index_20_Link" text:visited-style-name="Index_20_Link">Linear<text:tab/>11</text:a></text:p>
          <text:p text:style-name="P21"><text:a xlink:type="simple" xlink:href="#__RefHeading___Toc6544_1382077063" text:style-name="Index_20_Link" text:visited-style-name="Index_20_Link">Quadratic<text:tab/>11</text:a></text:p>
          <text:p text:style-name="P21"><text:a xlink:type="simple" xlink:href="#__RefHeading___Toc6546_1382077063" text:style-name="Index_20_Link" text:visited-style-name="Index_20_Link">Easing<text:tab/>11</text:a></text:p>
          <text:p text:style-name="P21"><text:a xlink:type="simple" xlink:href="#__RefHeading___Toc6548_1382077063" text:style-name="Index_20_Link" text:visited-style-name="Index_20_Link">Diagonal<text:tab/>11</text:a></text:p>
          <text:p text:style-name="P21"><text:a xlink:type="simple" xlink:href="#__RefHeading___Toc6550_1382077063" text:style-name="Index_20_Link" text:visited-style-name="Index_20_Link">Spherical<text:tab/>12</text:a></text:p>
          <text:p text:style-name="P21"><text:a xlink:type="simple" xlink:href="#__RefHeading___Toc6552_1382077063" text:style-name="Index_20_Link" text:visited-style-name="Index_20_Link">Quadratic Sphere<text:tab/>12</text:a></text:p>
          <text:p text:style-name="P21"><text:a xlink:type="simple" xlink:href="#__RefHeading___Toc6554_1382077063" text:style-name="Index_20_Link" text:visited-style-name="Index_20_Link">Radial<text:tab/>12</text:a></text:p>
          <text:p text:style-name="P19"><text:a xlink:type="simple" xlink:href="#__RefHeading___Toc6556_1382077063" text:style-name="Index_20_Link" text:visited-style-name="Index_20_Link">Outputs<text:tab/>12</text:a></text:p>
          <text:p text:style-name="P20"><text:a xlink:type="simple" xlink:href="#__RefHeading___Toc6558_1382077063" text:style-name="Index_20_Link" text:visited-style-name="Index_20_Link">Color<text:tab/>12</text:a></text:p>
          <text:p text:style-name="P20"><text:a xlink:type="simple" xlink:href="#__RefHeading___Toc6560_1382077063" text:style-name="Index_20_Link" text:visited-style-name="Index_20_Link">Factor<text:tab/>12</text:a></text:p>
          <text:p text:style-name="P18"><text:a xlink:type="simple" xlink:href="#__RefHeading___Toc1822_2607357367" text:style-name="Index_20_Link" text:visited-style-name="Index_20_Link">IES Texture<text:tab/>12</text:a></text:p>
          <text:p text:style-name="P19"><text:a xlink:type="simple" xlink:href="#__RefHeading___Toc6562_1382077063" text:style-name="Index_20_Link" text:visited-style-name="Index_20_Link">Inputs<text:tab/>12</text:a></text:p>
          <text:p text:style-name="P20"><text:a xlink:type="simple" xlink:href="#__RefHeading___Toc6564_1382077063" text:style-name="Index_20_Link" text:visited-style-name="Index_20_Link">Vector<text:tab/>12</text:a></text:p>
          <text:p text:style-name="P20"><text:a xlink:type="simple" xlink:href="#__RefHeading___Toc6566_1382077063" text:style-name="Index_20_Link" text:visited-style-name="Index_20_Link">Strength<text:tab/>12</text:a></text:p>
          <text:p text:style-name="P19"><text:a xlink:type="simple" xlink:href="#__RefHeading___Toc6568_1382077063" text:style-name="Index_20_Link" text:visited-style-name="Index_20_Link">Properties<text:tab/>12</text:a></text:p>
          <text:p text:style-name="P20"><text:a xlink:type="simple" xlink:href="#__RefHeading___Toc6570_1382077063" text:style-name="Index_20_Link" text:visited-style-name="Index_20_Link">Mode<text:tab/>12</text:a></text:p>
          <text:p text:style-name="P21"><text:a xlink:type="simple" xlink:href="#__RefHeading___Toc6572_1382077063" text:style-name="Index_20_Link" text:visited-style-name="Index_20_Link">Internal<text:tab/>12</text:a></text:p>
          <text:p text:style-name="P21"><text:a xlink:type="simple" xlink:href="#__RefHeading___Toc6574_1382077063" text:style-name="Index_20_Link" text:visited-style-name="Index_20_Link"><text:soft-page-break/>External<text:tab/>12</text:a></text:p>
          <text:p text:style-name="P19"><text:a xlink:type="simple" xlink:href="#__RefHeading___Toc6576_1382077063" text:style-name="Index_20_Link" text:visited-style-name="Index_20_Link">Outputs<text:tab/>12</text:a></text:p>
          <text:p text:style-name="P20"><text:a xlink:type="simple" xlink:href="#__RefHeading___Toc6578_1382077063" text:style-name="Index_20_Link" text:visited-style-name="Index_20_Link">Factor<text:tab/>12</text:a></text:p>
          <text:p text:style-name="P18"><text:a xlink:type="simple" xlink:href="#__RefHeading___Toc1824_2607357367" text:style-name="Index_20_Link" text:visited-style-name="Index_20_Link">Image Texture<text:tab/>13</text:a></text:p>
          <text:p text:style-name="P19"><text:a xlink:type="simple" xlink:href="#__RefHeading___Toc6580_1382077063" text:style-name="Index_20_Link" text:visited-style-name="Index_20_Link">Inputs<text:tab/>13</text:a></text:p>
          <text:p text:style-name="P20"><text:a xlink:type="simple" xlink:href="#__RefHeading___Toc6582_1382077063" text:style-name="Index_20_Link" text:visited-style-name="Index_20_Link">Vector<text:tab/>13</text:a></text:p>
          <text:p text:style-name="P19"><text:a xlink:type="simple" xlink:href="#__RefHeading___Toc6584_1382077063" text:style-name="Index_20_Link" text:visited-style-name="Index_20_Link">Properties<text:tab/>13</text:a></text:p>
          <text:p text:style-name="P20"><text:a xlink:type="simple" xlink:href="#__RefHeading___Toc6586_1382077063" text:style-name="Index_20_Link" text:visited-style-name="Index_20_Link">Image<text:tab/>13</text:a></text:p>
          <text:p text:style-name="P20"><text:a xlink:type="simple" xlink:href="#__RefHeading___Toc6588_1382077063" text:style-name="Index_20_Link" text:visited-style-name="Index_20_Link">Interpolation<text:tab/>13</text:a></text:p>
          <text:p text:style-name="P21"><text:a xlink:type="simple" xlink:href="#__RefHeading___Toc6590_1382077063" text:style-name="Index_20_Link" text:visited-style-name="Index_20_Link">Linear<text:tab/>13</text:a></text:p>
          <text:p text:style-name="P21"><text:a xlink:type="simple" xlink:href="#__RefHeading___Toc6592_1382077063" text:style-name="Index_20_Link" text:visited-style-name="Index_20_Link">Cubic<text:tab/>14</text:a></text:p>
          <text:p text:style-name="P21"><text:a xlink:type="simple" xlink:href="#__RefHeading___Toc6594_1382077063" text:style-name="Index_20_Link" text:visited-style-name="Index_20_Link">Closest<text:tab/>14</text:a></text:p>
          <text:p text:style-name="P21"><text:a xlink:type="simple" xlink:href="#__RefHeading___Toc6596_1382077063" text:style-name="Index_20_Link" text:visited-style-name="Index_20_Link">Smart<text:tab/>14</text:a></text:p>
          <text:p text:style-name="P20"><text:a xlink:type="simple" xlink:href="#__RefHeading___Toc6598_1382077063" text:style-name="Index_20_Link" text:visited-style-name="Index_20_Link">Projection<text:tab/>14</text:a></text:p>
          <text:p text:style-name="P21"><text:a xlink:type="simple" xlink:href="#__RefHeading___Toc6600_1382077063" text:style-name="Index_20_Link" text:visited-style-name="Index_20_Link">Flat<text:tab/>14</text:a></text:p>
          <text:p text:style-name="P21"><text:a xlink:type="simple" xlink:href="#__RefHeading___Toc6602_1382077063" text:style-name="Index_20_Link" text:visited-style-name="Index_20_Link">Box<text:tab/>14</text:a></text:p>
          <text:p text:style-name="P21"><text:a xlink:type="simple" xlink:href="#__RefHeading___Toc6604_1382077063" text:style-name="Index_20_Link" text:visited-style-name="Index_20_Link">Blend<text:tab/>14</text:a></text:p>
          <text:p text:style-name="P21"><text:a xlink:type="simple" xlink:href="#__RefHeading___Toc6606_1382077063" text:style-name="Index_20_Link" text:visited-style-name="Index_20_Link">Sphere<text:tab/>14</text:a></text:p>
          <text:p text:style-name="P21"><text:a xlink:type="simple" xlink:href="#__RefHeading___Toc6608_1382077063" text:style-name="Index_20_Link" text:visited-style-name="Index_20_Link">Tube<text:tab/>14</text:a></text:p>
          <text:p text:style-name="P20"><text:a xlink:type="simple" xlink:href="#__RefHeading___Toc6610_1382077063" text:style-name="Index_20_Link" text:visited-style-name="Index_20_Link">Extension<text:tab/>14</text:a></text:p>
          <text:p text:style-name="P21"><text:a xlink:type="simple" xlink:href="#__RefHeading___Toc6612_1382077063" text:style-name="Index_20_Link" text:visited-style-name="Index_20_Link">Repeat<text:tab/>14</text:a></text:p>
          <text:p text:style-name="P21"><text:a xlink:type="simple" xlink:href="#__RefHeading___Toc6614_1382077063" text:style-name="Index_20_Link" text:visited-style-name="Index_20_Link">Extend<text:tab/>14</text:a></text:p>
          <text:p text:style-name="P21"><text:a xlink:type="simple" xlink:href="#__RefHeading___Toc6616_1382077063" text:style-name="Index_20_Link" text:visited-style-name="Index_20_Link">Clip<text:tab/>15</text:a></text:p>
          <text:p text:style-name="P20"><text:a xlink:type="simple" xlink:href="#__RefHeading___Toc5022_598790690" text:style-name="Index_20_Link" text:visited-style-name="Index_20_Link">Source<text:tab/>15</text:a></text:p>
          <text:p text:style-name="P20"><text:a xlink:type="simple" xlink:href="#__RefHeading___Toc5024_598790690" text:style-name="Index_20_Link" text:visited-style-name="Index_20_Link">Color Space<text:tab/>15</text:a></text:p>
          <text:p text:style-name="P20"><text:a xlink:type="simple" xlink:href="#__RefHeading___Toc1921_3010168014" text:style-name="Index_20_Link" text:visited-style-name="Index_20_Link">Alpha<text:tab/>15</text:a></text:p>
          <text:p text:style-name="P19"><text:a xlink:type="simple" xlink:href="#__RefHeading___Toc6618_1382077063" text:style-name="Index_20_Link" text:visited-style-name="Index_20_Link">Outputs<text:tab/>15</text:a></text:p>
          <text:p text:style-name="P20"><text:a xlink:type="simple" xlink:href="#__RefHeading___Toc6620_1382077063" text:style-name="Index_20_Link" text:visited-style-name="Index_20_Link">Color<text:tab/>15</text:a></text:p>
          <text:p text:style-name="P20"><text:a xlink:type="simple" xlink:href="#__RefHeading___Toc6622_1382077063" text:style-name="Index_20_Link" text:visited-style-name="Index_20_Link">Alpha<text:tab/>15</text:a></text:p>
          <text:p text:style-name="P18"><text:a xlink:type="simple" xlink:href="#__RefHeading___Toc1826_2607357367" text:style-name="Index_20_Link" text:visited-style-name="Index_20_Link">Magic Texture<text:tab/>15</text:a></text:p>
          <text:p text:style-name="P19"><text:a xlink:type="simple" xlink:href="#__RefHeading___Toc6624_1382077063" text:style-name="Index_20_Link" text:visited-style-name="Index_20_Link">Inputs<text:tab/>15</text:a></text:p>
          <text:p text:style-name="P20"><text:a xlink:type="simple" xlink:href="#__RefHeading___Toc6626_1382077063" text:style-name="Index_20_Link" text:visited-style-name="Index_20_Link">Vector<text:tab/>15</text:a></text:p>
          <text:p text:style-name="P20"><text:a xlink:type="simple" xlink:href="#__RefHeading___Toc6628_1382077063" text:style-name="Index_20_Link" text:visited-style-name="Index_20_Link">Scale<text:tab/>16</text:a></text:p>
          <text:p text:style-name="P20"><text:a xlink:type="simple" xlink:href="#__RefHeading___Toc6630_1382077063" text:style-name="Index_20_Link" text:visited-style-name="Index_20_Link">Distortion<text:tab/>16</text:a></text:p>
          <text:p text:style-name="P19"><text:a xlink:type="simple" xlink:href="#__RefHeading___Toc6632_1382077063" text:style-name="Index_20_Link" text:visited-style-name="Index_20_Link">Properties<text:tab/>16</text:a></text:p>
          <text:p text:style-name="P20"><text:a xlink:type="simple" xlink:href="#__RefHeading___Toc6634_1382077063" text:style-name="Index_20_Link" text:visited-style-name="Index_20_Link">Depth<text:tab/>16</text:a></text:p>
          <text:p text:style-name="P19"><text:a xlink:type="simple" xlink:href="#__RefHeading___Toc6636_1382077063" text:style-name="Index_20_Link" text:visited-style-name="Index_20_Link">Outputs<text:tab/>16</text:a></text:p>
          <text:p text:style-name="P20"><text:a xlink:type="simple" xlink:href="#__RefHeading___Toc6638_1382077063" text:style-name="Index_20_Link" text:visited-style-name="Index_20_Link">Color<text:tab/>16</text:a></text:p>
          <text:p text:style-name="P20"><text:a xlink:type="simple" xlink:href="#__RefHeading___Toc6640_1382077063" text:style-name="Index_20_Link" text:visited-style-name="Index_20_Link">Factor<text:tab/>16</text:a></text:p>
          <text:p text:style-name="P18"><text:a xlink:type="simple" xlink:href="#__RefHeading___Toc6342_1382077063%20Copy%201" text:style-name="Index_20_Link" text:visited-style-name="Index_20_Link">Noise Texture<text:tab/>16</text:a></text:p>
          <text:p text:style-name="P19"><text:a xlink:type="simple" xlink:href="#__RefHeading___Toc6688_1382077063" text:style-name="Index_20_Link" text:visited-style-name="Index_20_Link">Inputs<text:tab/>16</text:a></text:p>
          <text:p text:style-name="P20"><text:a xlink:type="simple" xlink:href="#__RefHeading___Toc6690_1382077063" text:style-name="Index_20_Link" text:visited-style-name="Index_20_Link">Vector<text:tab/>17</text:a></text:p>
          <text:p text:style-name="P20"><text:a xlink:type="simple" xlink:href="#__RefHeading___Toc3100_17570198" text:style-name="Index_20_Link" text:visited-style-name="Index_20_Link">Normalize<text:tab/>17</text:a></text:p>
          <text:p text:style-name="P21"><text:a xlink:type="simple" xlink:href="#__RefHeading___Toc6646_1382077063" text:style-name="Index_20_Link" text:visited-style-name="Index_20_Link">W<text:tab/>17</text:a></text:p>
          <text:p text:style-name="P21"><text:a xlink:type="simple" xlink:href="#__RefHeading___Toc6694_1382077063" text:style-name="Index_20_Link" text:visited-style-name="Index_20_Link">Scale<text:tab/>17</text:a></text:p>
          <text:p text:style-name="P21"><text:a xlink:type="simple" xlink:href="#__RefHeading___Toc6696_1382077063" text:style-name="Index_20_Link" text:visited-style-name="Index_20_Link">Detail<text:tab/>17</text:a></text:p>
          <text:p text:style-name="P21"><text:a xlink:type="simple" xlink:href="#__RefHeading___Toc3032_2530487193" text:style-name="Index_20_Link" text:visited-style-name="Index_20_Link">Roughness<text:tab/>17</text:a></text:p>
          <text:p text:style-name="P21"><text:a xlink:type="simple" xlink:href="#__RefHeading___Toc3098_17570198" text:style-name="Index_20_Link" text:visited-style-name="Index_20_Link">Lacunarity<text:tab/>17</text:a></text:p>
          <text:p text:style-name="P21"><text:a xlink:type="simple" xlink:href="#__RefHeading___Toc6656_1382077063" text:style-name="Index_20_Link" text:visited-style-name="Index_20_Link">Offset<text:tab/>17</text:a></text:p>
          <text:p text:style-name="P21"><text:a xlink:type="simple" xlink:href="#__RefHeading___Toc6658_1382077063" text:style-name="Index_20_Link" text:visited-style-name="Index_20_Link">Gain<text:tab/>17</text:a></text:p>
          <text:p text:style-name="P21"><text:a xlink:type="simple" xlink:href="#__RefHeading___Toc6698_1382077063" text:style-name="Index_20_Link" text:visited-style-name="Index_20_Link">Distortion<text:tab/>17</text:a></text:p>
          <text:p text:style-name="P19"><text:a xlink:type="simple" xlink:href="#__RefHeading___Toc6700_1382077063" text:style-name="Index_20_Link" text:visited-style-name="Index_20_Link">Properties<text:tab/>17</text:a></text:p>
          <text:p text:style-name="P20"><text:a xlink:type="simple" xlink:href="#__RefHeading___Toc6702_1382077063" text:style-name="Index_20_Link" text:visited-style-name="Index_20_Link">Dimensions<text:tab/>17</text:a></text:p>
          <text:p text:style-name="P21"><text:a xlink:type="simple" xlink:href="#__RefHeading___Toc6704_1382077063" text:style-name="Index_20_Link" text:visited-style-name="Index_20_Link"><text:soft-page-break/>1D<text:tab/>17</text:a></text:p>
          <text:p text:style-name="P21"><text:a xlink:type="simple" xlink:href="#__RefHeading___Toc6706_1382077063" text:style-name="Index_20_Link" text:visited-style-name="Index_20_Link">2D<text:tab/>17</text:a></text:p>
          <text:p text:style-name="P21"><text:a xlink:type="simple" xlink:href="#__RefHeading___Toc6708_1382077063" text:style-name="Index_20_Link" text:visited-style-name="Index_20_Link">3D<text:tab/>17</text:a></text:p>
          <text:p text:style-name="P21"><text:a xlink:type="simple" xlink:href="#__RefHeading___Toc6710_1382077063" text:style-name="Index_20_Link" text:visited-style-name="Index_20_Link">4D<text:tab/>18</text:a></text:p>
          <text:p text:style-name="P20"><text:a xlink:type="simple" xlink:href="#__RefHeading___Toc6672_1382077063" text:style-name="Index_20_Link" text:visited-style-name="Index_20_Link">Type<text:tab/>18</text:a></text:p>
          <text:p text:style-name="P21"><text:a xlink:type="simple" xlink:href="#__RefHeading___Toc6676_1382077063" text:style-name="Index_20_Link" text:visited-style-name="Index_20_Link">Multifractal<text:tab/>18</text:a></text:p>
          <text:p text:style-name="P21"><text:a xlink:type="simple" xlink:href="#__RefHeading___Toc6680_1382077063" text:style-name="Index_20_Link" text:visited-style-name="Index_20_Link">Ridged Multifractal<text:tab/>18</text:a></text:p>
          <text:p text:style-name="P21"><text:a xlink:type="simple" xlink:href="#__RefHeading___Toc6678_1382077063" text:style-name="Index_20_Link" text:visited-style-name="Index_20_Link">Hybrid Multifractal<text:tab/>18</text:a></text:p>
          <text:p text:style-name="P21"><text:a xlink:type="simple" xlink:href="#__RefHeading___Toc6674_1382077063" text:style-name="Index_20_Link" text:visited-style-name="Index_20_Link">fBM (fractal Brownian Motion)<text:tab/>18</text:a></text:p>
          <text:p text:style-name="P21"><text:a xlink:type="simple" xlink:href="#__RefHeading___Toc6682_1382077063" text:style-name="Index_20_Link" text:visited-style-name="Index_20_Link">Hetero Terrain (Heterogeneous Terrain)<text:tab/>18</text:a></text:p>
          <text:p text:style-name="P19"><text:a xlink:type="simple" xlink:href="#__RefHeading___Toc6712_1382077063" text:style-name="Index_20_Link" text:visited-style-name="Index_20_Link">Outputs<text:tab/>18</text:a></text:p>
          <text:p text:style-name="P20"><text:a xlink:type="simple" xlink:href="#__RefHeading___Toc6714_1382077063" text:style-name="Index_20_Link" text:visited-style-name="Index_20_Link">Factor<text:tab/>18</text:a></text:p>
          <text:p text:style-name="P20"><text:a xlink:type="simple" xlink:href="#__RefHeading___Toc6716_1382077063" text:style-name="Index_20_Link" text:visited-style-name="Index_20_Link">Color<text:tab/>18</text:a></text:p>
          <text:p text:style-name="P18"><text:a xlink:type="simple" xlink:href="#__RefHeading___Toc6344_1382077063" text:style-name="Index_20_Link" text:visited-style-name="Index_20_Link">Point Density<text:tab/>18</text:a></text:p>
          <text:p text:style-name="P19"><text:a xlink:type="simple" xlink:href="#__RefHeading___Toc6718_1382077063" text:style-name="Index_20_Link" text:visited-style-name="Index_20_Link">Inputs<text:tab/>19</text:a></text:p>
          <text:p text:style-name="P20"><text:a xlink:type="simple" xlink:href="#__RefHeading___Toc6720_1382077063" text:style-name="Index_20_Link" text:visited-style-name="Index_20_Link">Vector<text:tab/>19</text:a></text:p>
          <text:p text:style-name="P19"><text:a xlink:type="simple" xlink:href="#__RefHeading___Toc6722_1382077063" text:style-name="Index_20_Link" text:visited-style-name="Index_20_Link">Properties<text:tab/>19</text:a></text:p>
          <text:p text:style-name="P20"><text:a xlink:type="simple" xlink:href="#__RefHeading___Toc6724_1382077063" text:style-name="Index_20_Link" text:visited-style-name="Index_20_Link">Point Data<text:tab/>19</text:a></text:p>
          <text:p text:style-name="P21"><text:a xlink:type="simple" xlink:href="#__RefHeading___Toc6726_1382077063" text:style-name="Index_20_Link" text:visited-style-name="Index_20_Link">Particle System<text:tab/>19</text:a></text:p>
          <text:p text:style-name="P21"><text:a xlink:type="simple" xlink:href="#__RefHeading___Toc6728_1382077063" text:style-name="Index_20_Link" text:visited-style-name="Index_20_Link">Object Vertices<text:tab/>19</text:a></text:p>
          <text:p text:style-name="P20"><text:a xlink:type="simple" xlink:href="#__RefHeading___Toc6730_1382077063" text:style-name="Index_20_Link" text:visited-style-name="Index_20_Link">Object<text:tab/>19</text:a></text:p>
          <text:p text:style-name="P20"><text:a xlink:type="simple" xlink:href="#__RefHeading___Toc6732_1382077063" text:style-name="Index_20_Link" text:visited-style-name="Index_20_Link">Particle System<text:tab/>19</text:a></text:p>
          <text:p text:style-name="P20"><text:a xlink:type="simple" xlink:href="#__RefHeading___Toc6734_1382077063" text:style-name="Index_20_Link" text:visited-style-name="Index_20_Link">Space<text:tab/>19</text:a></text:p>
          <text:p text:style-name="P21"><text:a xlink:type="simple" xlink:href="#__RefHeading___Toc6736_1382077063" text:style-name="Index_20_Link" text:visited-style-name="Index_20_Link">World Space<text:tab/>19</text:a></text:p>
          <text:p text:style-name="P21"><text:a xlink:type="simple" xlink:href="#__RefHeading___Toc6738_1382077063" text:style-name="Index_20_Link" text:visited-style-name="Index_20_Link">Object Space<text:tab/>19</text:a></text:p>
          <text:p text:style-name="P20"><text:a xlink:type="simple" xlink:href="#__RefHeading___Toc6740_1382077063" text:style-name="Index_20_Link" text:visited-style-name="Index_20_Link">Radius<text:tab/>19</text:a></text:p>
          <text:p text:style-name="P20"><text:a xlink:type="simple" xlink:href="#__RefHeading___Toc6742_1382077063" text:style-name="Index_20_Link" text:visited-style-name="Index_20_Link">Interpolation<text:tab/>19</text:a></text:p>
          <text:p text:style-name="P21"><text:a xlink:type="simple" xlink:href="#__RefHeading___Toc6744_1382077063" text:style-name="Index_20_Link" text:visited-style-name="Index_20_Link">Closest<text:tab/>19</text:a></text:p>
          <text:p text:style-name="P21"><text:a xlink:type="simple" xlink:href="#__RefHeading___Toc6746_1382077063" text:style-name="Index_20_Link" text:visited-style-name="Index_20_Link">Linear<text:tab/>19</text:a></text:p>
          <text:p text:style-name="P21"><text:a xlink:type="simple" xlink:href="#__RefHeading___Toc6748_1382077063" text:style-name="Index_20_Link" text:visited-style-name="Index_20_Link">Cubic<text:tab/>20</text:a></text:p>
          <text:p text:style-name="P20"><text:a xlink:type="simple" xlink:href="#__RefHeading___Toc6750_1382077063" text:style-name="Index_20_Link" text:visited-style-name="Index_20_Link">Resolution<text:tab/>20</text:a></text:p>
          <text:p text:style-name="P20"><text:a xlink:type="simple" xlink:href="#__RefHeading___Toc6752_1382077063" text:style-name="Index_20_Link" text:visited-style-name="Index_20_Link">Color Source<text:tab/>20</text:a></text:p>
          <text:p text:style-name="P21"><text:a xlink:type="simple" xlink:href="#__RefHeading___Toc6754_1382077063" text:style-name="Index_20_Link" text:visited-style-name="Index_20_Link">Particle Color Sources<text:tab/>20</text:a></text:p>
          <text:p text:style-name="P22"><text:a xlink:type="simple" xlink:href="#__RefHeading___Toc6756_1382077063" text:style-name="Index_20_Link" text:visited-style-name="Index_20_Link">Particle Age<text:tab/>20</text:a></text:p>
          <text:p text:style-name="P22"><text:a xlink:type="simple" xlink:href="#__RefHeading___Toc6758_1382077063" text:style-name="Index_20_Link" text:visited-style-name="Index_20_Link">Particle Speed<text:tab/>20</text:a></text:p>
          <text:p text:style-name="P22"><text:a xlink:type="simple" xlink:href="#__RefHeading___Toc6760_1382077063" text:style-name="Index_20_Link" text:visited-style-name="Index_20_Link">Particle Velocity<text:tab/>20</text:a></text:p>
          <text:p text:style-name="P21"><text:a xlink:type="simple" xlink:href="#__RefHeading___Toc6762_1382077063" text:style-name="Index_20_Link" text:visited-style-name="Index_20_Link">Vertex Color Sources<text:tab/>20</text:a></text:p>
          <text:p text:style-name="P22"><text:a xlink:type="simple" xlink:href="#__RefHeading___Toc6764_1382077063" text:style-name="Index_20_Link" text:visited-style-name="Index_20_Link">Vertex Color<text:tab/>20</text:a></text:p>
          <text:p text:style-name="P22"><text:a xlink:type="simple" xlink:href="#__RefHeading___Toc6766_1382077063" text:style-name="Index_20_Link" text:visited-style-name="Index_20_Link">Vertex Weight<text:tab/>20</text:a></text:p>
          <text:p text:style-name="P22"><text:a xlink:type="simple" xlink:href="#__RefHeading___Toc6768_1382077063" text:style-name="Index_20_Link" text:visited-style-name="Index_20_Link">Vertex Normals<text:tab/>20</text:a></text:p>
          <text:p text:style-name="P19"><text:a xlink:type="simple" xlink:href="#__RefHeading___Toc6770_1382077063" text:style-name="Index_20_Link" text:visited-style-name="Index_20_Link">Outputs<text:tab/>20</text:a></text:p>
          <text:p text:style-name="P20"><text:a xlink:type="simple" xlink:href="#__RefHeading___Toc6772_1382077063" text:style-name="Index_20_Link" text:visited-style-name="Index_20_Link">Color<text:tab/>20</text:a></text:p>
          <text:p text:style-name="P20"><text:a xlink:type="simple" xlink:href="#__RefHeading___Toc6774_1382077063" text:style-name="Index_20_Link" text:visited-style-name="Index_20_Link">Density<text:tab/>20</text:a></text:p>
          <text:p text:style-name="P18"><text:a xlink:type="simple" xlink:href="#__RefHeading___Toc6346_1382077063" text:style-name="Index_20_Link" text:visited-style-name="Index_20_Link">Sky Texture<text:tab/>21</text:a></text:p>
          <text:p text:style-name="P20"><text:a xlink:type="simple" xlink:href="#__RefHeading___Toc6776_1382077063" text:style-name="Index_20_Link" text:visited-style-name="Index_20_Link">Inputs<text:tab/>21</text:a></text:p>
          <text:p text:style-name="P20"><text:a xlink:type="simple" xlink:href="#__RefHeading___Toc6778_1382077063" text:style-name="Index_20_Link" text:visited-style-name="Index_20_Link">Vector<text:tab/>21</text:a></text:p>
          <text:p text:style-name="P19"><text:a xlink:type="simple" xlink:href="#__RefHeading___Toc6780_1382077063" text:style-name="Index_20_Link" text:visited-style-name="Index_20_Link">Properties<text:tab/>21</text:a></text:p>
          <text:p text:style-name="P20"><text:a xlink:type="simple" xlink:href="#__RefHeading___Toc6782_1382077063" text:style-name="Index_20_Link" text:visited-style-name="Index_20_Link">Sky Type<text:tab/>21</text:a></text:p>
          <text:p text:style-name="P20"><text:a xlink:type="simple" xlink:href="#__RefHeading___Toc6784_1382077063" text:style-name="Index_20_Link" text:visited-style-name="Index_20_Link">Sun Direction<text:tab/>21</text:a></text:p>
          <text:p text:style-name="P20"><text:a xlink:type="simple" xlink:href="#__RefHeading___Toc6786_1382077063" text:style-name="Index_20_Link" text:visited-style-name="Index_20_Link">Turbidity<text:tab/>21</text:a></text:p>
          <text:p text:style-name="P20"><text:a xlink:type="simple" xlink:href="#__RefHeading___Toc6788_1382077063" text:style-name="Index_20_Link" text:visited-style-name="Index_20_Link">Ground Albedo<text:tab/>21</text:a></text:p>
          <text:p text:style-name="P19"><text:a xlink:type="simple" xlink:href="#__RefHeading___Toc6790_1382077063" text:style-name="Index_20_Link" text:visited-style-name="Index_20_Link">Outputs<text:tab/>21</text:a></text:p>
          <text:p text:style-name="P20"><text:a xlink:type="simple" xlink:href="#__RefHeading___Toc6792_1382077063" text:style-name="Index_20_Link" text:visited-style-name="Index_20_Link">Color<text:tab/>21</text:a></text:p>
          <text:p text:style-name="P18"><text:a xlink:type="simple" xlink:href="#__RefHeading___Toc6348_1382077063" text:style-name="Index_20_Link" text:visited-style-name="Index_20_Link"><text:soft-page-break/>Voronoi Texture<text:tab/>22</text:a></text:p>
          <text:p text:style-name="P19"><text:a xlink:type="simple" xlink:href="#__RefHeading___Toc6794_1382077063" text:style-name="Index_20_Link" text:visited-style-name="Index_20_Link">Inputs<text:tab/>22</text:a></text:p>
          <text:p text:style-name="P20"><text:a xlink:type="simple" xlink:href="#__RefHeading___Toc6796_1382077063" text:style-name="Index_20_Link" text:visited-style-name="Index_20_Link">Vector<text:tab/>22</text:a></text:p>
          <text:p text:style-name="P20"><text:a xlink:type="simple" xlink:href="#__RefHeading___Toc6798_1382077063" text:style-name="Index_20_Link" text:visited-style-name="Index_20_Link">W<text:tab/>22</text:a></text:p>
          <text:p text:style-name="P20"><text:a xlink:type="simple" xlink:href="#__RefHeading___Toc6800_1382077063" text:style-name="Index_20_Link" text:visited-style-name="Index_20_Link">Scale<text:tab/>22</text:a></text:p>
          <text:p text:style-name="P20"><text:a xlink:type="simple" xlink:href="#__RefHeading___Toc6802_1382077063" text:style-name="Index_20_Link" text:visited-style-name="Index_20_Link">Randomness<text:tab/>22</text:a></text:p>
          <text:p text:style-name="P19"><text:a xlink:type="simple" xlink:href="#__RefHeading___Toc6804_1382077063" text:style-name="Index_20_Link" text:visited-style-name="Index_20_Link">Properties<text:tab/>22</text:a></text:p>
          <text:p text:style-name="P20"><text:a xlink:type="simple" xlink:href="#__RefHeading___Toc6806_1382077063" text:style-name="Index_20_Link" text:visited-style-name="Index_20_Link">Dimensions<text:tab/>22</text:a></text:p>
          <text:p text:style-name="P21"><text:a xlink:type="simple" xlink:href="#__RefHeading___Toc6808_1382077063" text:style-name="Index_20_Link" text:visited-style-name="Index_20_Link">1D<text:tab/>22</text:a></text:p>
          <text:p text:style-name="P21"><text:a xlink:type="simple" xlink:href="#__RefHeading___Toc6810_1382077063" text:style-name="Index_20_Link" text:visited-style-name="Index_20_Link">2D<text:tab/>22</text:a></text:p>
          <text:p text:style-name="P21"><text:a xlink:type="simple" xlink:href="#__RefHeading___Toc6812_1382077063" text:style-name="Index_20_Link" text:visited-style-name="Index_20_Link">3D<text:tab/>22</text:a></text:p>
          <text:p text:style-name="P21"><text:a xlink:type="simple" xlink:href="#__RefHeading___Toc6814_1382077063" text:style-name="Index_20_Link" text:visited-style-name="Index_20_Link">4D<text:tab/>22</text:a></text:p>
          <text:p text:style-name="P20"><text:a xlink:type="simple" xlink:href="#__RefHeading___Toc6816_1382077063" text:style-name="Index_20_Link" text:visited-style-name="Index_20_Link">Feature<text:tab/>22</text:a></text:p>
          <text:p text:style-name="P21"><text:a xlink:type="simple" xlink:href="#__RefHeading___Toc6818_1382077063" text:style-name="Index_20_Link" text:visited-style-name="Index_20_Link">F1<text:tab/>22</text:a></text:p>
          <text:p text:style-name="P21"><text:a xlink:type="simple" xlink:href="#__RefHeading___Toc6820_1382077063" text:style-name="Index_20_Link" text:visited-style-name="Index_20_Link">Smooth F1<text:tab/>23</text:a></text:p>
          <text:p text:style-name="P21"><text:a xlink:type="simple" xlink:href="#__RefHeading___Toc6822_1382077063" text:style-name="Index_20_Link" text:visited-style-name="Index_20_Link">Distance To Edge<text:tab/>23</text:a></text:p>
          <text:p text:style-name="P21"><text:a xlink:type="simple" xlink:href="#__RefHeading___Toc6824_1382077063" text:style-name="Index_20_Link" text:visited-style-name="Index_20_Link">N-Sphere Radius<text:tab/>23</text:a></text:p>
          <text:p text:style-name="P20"><text:a xlink:type="simple" xlink:href="#__RefHeading___Toc6826_1382077063" text:style-name="Index_20_Link" text:visited-style-name="Index_20_Link">Distance Metric<text:tab/>23</text:a></text:p>
          <text:p text:style-name="P21"><text:a xlink:type="simple" xlink:href="#__RefHeading___Toc6828_1382077063" text:style-name="Index_20_Link" text:visited-style-name="Index_20_Link">Euclidean<text:tab/>23</text:a></text:p>
          <text:p text:style-name="P21"><text:a xlink:type="simple" xlink:href="#__RefHeading___Toc6830_1382077063" text:style-name="Index_20_Link" text:visited-style-name="Index_20_Link">Manhattan<text:tab/>23</text:a></text:p>
          <text:p text:style-name="P21"><text:a xlink:type="simple" xlink:href="#__RefHeading___Toc6832_1382077063" text:style-name="Index_20_Link" text:visited-style-name="Index_20_Link">Chebychev<text:tab/>23</text:a></text:p>
          <text:p text:style-name="P21"><text:a xlink:type="simple" xlink:href="#__RefHeading___Toc6834_1382077063" text:style-name="Index_20_Link" text:visited-style-name="Index_20_Link">Minkowski<text:tab/>23</text:a></text:p>
          <text:p text:style-name="P19"><text:a xlink:type="simple" xlink:href="#__RefHeading___Toc6836_1382077063" text:style-name="Index_20_Link" text:visited-style-name="Index_20_Link">Outputs<text:tab/>23</text:a></text:p>
          <text:p text:style-name="P20"><text:a xlink:type="simple" xlink:href="#__RefHeading___Toc6838_1382077063" text:style-name="Index_20_Link" text:visited-style-name="Index_20_Link">Distance<text:tab/>23</text:a></text:p>
          <text:p text:style-name="P20"><text:a xlink:type="simple" xlink:href="#__RefHeading___Toc6840_1382077063" text:style-name="Index_20_Link" text:visited-style-name="Index_20_Link">Color<text:tab/>23</text:a></text:p>
          <text:p text:style-name="P20"><text:a xlink:type="simple" xlink:href="#__RefHeading___Toc6842_1382077063" text:style-name="Index_20_Link" text:visited-style-name="Index_20_Link">Position<text:tab/>23</text:a></text:p>
          <text:p text:style-name="P20"><text:a xlink:type="simple" xlink:href="#__RefHeading___Toc6844_1382077063" text:style-name="Index_20_Link" text:visited-style-name="Index_20_Link">W<text:tab/>23</text:a></text:p>
          <text:p text:style-name="P20"><text:a xlink:type="simple" xlink:href="#__RefHeading___Toc6846_1382077063" text:style-name="Index_20_Link" text:visited-style-name="Index_20_Link">Radius<text:tab/>23</text:a></text:p>
          <text:p text:style-name="P18"><text:a xlink:type="simple" xlink:href="#__RefHeading___Toc6350_1382077063" text:style-name="Index_20_Link" text:visited-style-name="Index_20_Link">Wave Texture<text:tab/>24</text:a></text:p>
          <text:p text:style-name="P19"><text:a xlink:type="simple" xlink:href="#__RefHeading___Toc6848_1382077063" text:style-name="Index_20_Link" text:visited-style-name="Index_20_Link">Inputs<text:tab/>24</text:a></text:p>
          <text:p text:style-name="P20"><text:a xlink:type="simple" xlink:href="#__RefHeading___Toc6850_1382077063" text:style-name="Index_20_Link" text:visited-style-name="Index_20_Link">Vector<text:tab/>24</text:a></text:p>
          <text:p text:style-name="P20"><text:a xlink:type="simple" xlink:href="#__RefHeading___Toc6852_1382077063" text:style-name="Index_20_Link" text:visited-style-name="Index_20_Link">Scale<text:tab/>24</text:a></text:p>
          <text:p text:style-name="P20"><text:a xlink:type="simple" xlink:href="#__RefHeading___Toc6854_1382077063" text:style-name="Index_20_Link" text:visited-style-name="Index_20_Link">Distortion<text:tab/>24</text:a></text:p>
          <text:p text:style-name="P20"><text:a xlink:type="simple" xlink:href="#__RefHeading___Toc6856_1382077063" text:style-name="Index_20_Link" text:visited-style-name="Index_20_Link">Detail<text:tab/>24</text:a></text:p>
          <text:p text:style-name="P20"><text:a xlink:type="simple" xlink:href="#__RefHeading___Toc6858_1382077063" text:style-name="Index_20_Link" text:visited-style-name="Index_20_Link">Detail Scale<text:tab/>24</text:a></text:p>
          <text:p text:style-name="P20"><text:a xlink:type="simple" xlink:href="#__RefHeading___Toc3034_2530487193" text:style-name="Index_20_Link" text:visited-style-name="Index_20_Link">Detail Roughness<text:tab/>24</text:a></text:p>
          <text:p text:style-name="P20"><text:a xlink:type="simple" xlink:href="#__RefHeading___Toc6860_1382077063" text:style-name="Index_20_Link" text:visited-style-name="Index_20_Link">Phase Offset<text:tab/>24</text:a></text:p>
          <text:p text:style-name="P19"><text:a xlink:type="simple" xlink:href="#__RefHeading___Toc6862_1382077063" text:style-name="Index_20_Link" text:visited-style-name="Index_20_Link">Properties<text:tab/>24</text:a></text:p>
          <text:p text:style-name="P20"><text:a xlink:type="simple" xlink:href="#__RefHeading___Toc6864_1382077063" text:style-name="Index_20_Link" text:visited-style-name="Index_20_Link">Wave Type<text:tab/>24</text:a></text:p>
          <text:p text:style-name="P20"><text:a xlink:type="simple" xlink:href="#__RefHeading___Toc6866_1382077063" text:style-name="Index_20_Link" text:visited-style-name="Index_20_Link">Bands direction<text:tab/>25</text:a></text:p>
          <text:p text:style-name="P19"><text:a xlink:type="simple" xlink:href="#__RefHeading___Toc6868_1382077063" text:style-name="Index_20_Link" text:visited-style-name="Index_20_Link">Wave Profile<text:tab/>25</text:a></text:p>
          <text:p text:style-name="P21"><text:a xlink:type="simple" xlink:href="#__RefHeading___Toc6870_1382077063" text:style-name="Index_20_Link" text:visited-style-name="Index_20_Link">Saw<text:tab/>25</text:a></text:p>
          <text:p text:style-name="P21"><text:a xlink:type="simple" xlink:href="#__RefHeading___Toc6872_1382077063" text:style-name="Index_20_Link" text:visited-style-name="Index_20_Link">Sine<text:tab/>25</text:a></text:p>
          <text:p text:style-name="P21"><text:a xlink:type="simple" xlink:href="#__RefHeading___Toc6874_1382077063" text:style-name="Index_20_Link" text:visited-style-name="Index_20_Link">Triangle<text:tab/>25</text:a></text:p>
          <text:p text:style-name="P19"><text:a xlink:type="simple" xlink:href="#__RefHeading___Toc6876_1382077063" text:style-name="Index_20_Link" text:visited-style-name="Index_20_Link">Outputs<text:tab/>25</text:a></text:p>
          <text:p text:style-name="P20"><text:a xlink:type="simple" xlink:href="#__RefHeading___Toc6878_1382077063" text:style-name="Index_20_Link" text:visited-style-name="Index_20_Link">Color<text:tab/>25</text:a></text:p>
          <text:p text:style-name="P20"><text:a xlink:type="simple" xlink:href="#__RefHeading___Toc6880_1382077063" text:style-name="Index_20_Link" text:visited-style-name="Index_20_Link">Factor<text:tab/>25</text:a></text:p>
          <text:p text:style-name="P18"><text:a xlink:type="simple" xlink:href="#__RefHeading___Toc6352_1382077063" text:style-name="Index_20_Link" text:visited-style-name="Index_20_Link">White Noise Texture<text:tab/>25</text:a></text:p>
          <text:p text:style-name="P19"><text:a xlink:type="simple" xlink:href="#__RefHeading___Toc6882_1382077063" text:style-name="Index_20_Link" text:visited-style-name="Index_20_Link">Inputs<text:tab/>25</text:a></text:p>
          <text:p text:style-name="P20"><text:a xlink:type="simple" xlink:href="#__RefHeading___Toc6884_1382077063" text:style-name="Index_20_Link" text:visited-style-name="Index_20_Link">Vector<text:tab/>25</text:a></text:p>
          <text:p text:style-name="P20"><text:a xlink:type="simple" xlink:href="#__RefHeading___Toc6886_1382077063" text:style-name="Index_20_Link" text:visited-style-name="Index_20_Link">W<text:tab/>25</text:a></text:p>
          <text:p text:style-name="P19"><text:a xlink:type="simple" xlink:href="#__RefHeading___Toc6888_1382077063" text:style-name="Index_20_Link" text:visited-style-name="Index_20_Link">Properties<text:tab/>26</text:a></text:p>
          <text:p text:style-name="P20"><text:a xlink:type="simple" xlink:href="#__RefHeading___Toc6890_1382077063" text:style-name="Index_20_Link" text:visited-style-name="Index_20_Link">Dimensions<text:tab/>26</text:a></text:p>
          <text:p text:style-name="P21"><text:a xlink:type="simple" xlink:href="#__RefHeading___Toc6892_1382077063" text:style-name="Index_20_Link" text:visited-style-name="Index_20_Link"><text:soft-page-break/>1D<text:tab/>26</text:a></text:p>
          <text:p text:style-name="P21"><text:a xlink:type="simple" xlink:href="#__RefHeading___Toc6894_1382077063" text:style-name="Index_20_Link" text:visited-style-name="Index_20_Link">2D<text:tab/>26</text:a></text:p>
          <text:p text:style-name="P21"><text:a xlink:type="simple" xlink:href="#__RefHeading___Toc6896_1382077063" text:style-name="Index_20_Link" text:visited-style-name="Index_20_Link">3D<text:tab/>26</text:a></text:p>
          <text:p text:style-name="P21"><text:a xlink:type="simple" xlink:href="#__RefHeading___Toc6898_1382077063" text:style-name="Index_20_Link" text:visited-style-name="Index_20_Link">4D<text:tab/>26</text:a></text:p>
          <text:p text:style-name="P19"><text:a xlink:type="simple" xlink:href="#__RefHeading___Toc6900_1382077063" text:style-name="Index_20_Link" text:visited-style-name="Index_20_Link">Outputs<text:tab/>26</text:a></text:p>
          <text:p text:style-name="P20"><text:a xlink:type="simple" xlink:href="#__RefHeading___Toc6902_1382077063" text:style-name="Index_20_Link" text:visited-style-name="Index_20_Link">Value<text:tab/>26</text:a></text:p>
        </text:index-body>
      </text:table-of-content>
      <text:p text:style-name="P9"/>
      <text:p text:style-name="P5"/>
      <text:p text:style-name="P4"/>
      <table:table table:name="Tabelle5" table:style-name="Tabelle5">
        <table:table-column table:style-name="Tabelle5.A"/>
        <table:table-row>
          <table:table-cell table:style-name="Tabelle5.A1" office:value-type="string">
            <text:h text:style-name="P37" text:outline-level="1"><text:bookmark-start text:name="__RefHeading___Toc2818_932195567"/><text:span text:style-name="T9">A</text:span><text:span text:style-name="T10">dd</text:span><text:span text:style-name="T8"> menu - </text:span><text:span text:style-name="T10">T</text:span><text:span text:style-name="T11">exture</text:span><text:bookmark-end text:name="__RefHeading___Toc2818_932195567"/></text:h>
          </table:table-cell>
        </table:table-row>
      </table:table>
      <text:p text:style-name="Text_20_body"><draw:frame draw:style-name="fr1" draw:name="Bild70" text:anchor-type="paragraph" svg:y="0.392cm" svg:width="4.71cm" svg:height="5.42cm" draw:z-index="5"><draw:image xlink:href="Pictures/10000001000001160000014016B382FA.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7"/>
      <text:p text:style-name="P7"/>
      <text:p text:style-name="P7"/>
      <text:p text:style-name="P7"/>
      <text:p text:style-name="P7"/>
      <text:p text:style-name="P7"/>
      <text:h text:style-name="Heading_20_2" text:outline-level="2"><draw:frame draw:style-name="fr1" draw:name="Bild65" text:anchor-type="paragraph" svg:y="0.603cm" svg:width="3.009cm" svg:height="7.2cm" draw:z-index="0"><draw:image xlink:href="Pictures/10000001000000B2000001A9AEA0B583.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2">,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3"/>
      <text:p text:style-name="Horizontal_20_Line"/>
      <text:h text:style-name="Heading_20_2" text:outline-level="2"><draw:frame draw:style-name="fr1" draw:name="Bild66" text:anchor-type="paragraph" svg:y="0.603cm" svg:width="2.709cm" svg:height="3.08cm" draw:z-index="1"><draw:image xlink:href="Pictures/10000001000000A0000000B6BF859B50.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3">Texture color output.</text:p>
      <text:h text:style-name="Heading_20_4" text:outline-level="4"><text:bookmark-start text:name="__RefHeading___Toc6502_1382077063"/>Factor<text:bookmark-end text:name="__RefHeading___Toc6502_1382077063"/></text:h>
      <text:p text:style-name="P3">Checker 1 mask (1 = Checker 1).</text:p>
      <text:p text:style-name="P3"/>
      <text:p text:style-name="P6"/>
      <text:h text:style-name="Heading_20_2" text:outline-level="2"><draw:frame draw:style-name="fr1" draw:name="Bild67" text:anchor-type="paragraph" svg:y="0.603cm" svg:width="4.59cm" svg:height="3.05cm" draw:z-index="2"><draw:image xlink:href="Pictures/100000010000010F000000B423459182.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3">&gt;</text:span> Item <text:span text:style-name="T23">&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001000000BD0000006DDBE903CD.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001000000BD000000484D0C674E.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45"/>
      <text:h text:style-name="P39" text:outline-level="2"><draw:frame draw:style-name="fr1" draw:name="Bild1 Kopie 1" text:anchor-type="paragraph" svg:y="0.603cm" svg:width="4.74cm" svg:height="7.16cm" draw:z-index="43"><draw:image xlink:href="Pictures/1000000100000118000001A7E436FF9C.png" xlink:type="simple" xlink:show="embed" xlink:actuate="onLoad" draw:mime-type="image/png"/></draw:frame><text:bookmark-start text:name="__RefHeading___Toc1820_2607357367 Kopie 1"/><text:span text:style-name="T29">Gabor</text:span> Texture <text:bookmark-end text:name="__RefHeading___Toc1820_2607357367 Kopie 1"/></text:h>
      <text:p text:style-name="P46">The <text:span text:style-name="T29">Gabor</text:span> Texture <text:span text:style-name="T29">is a special directional noise texture from the OSL Shading language.</text:span></text:p>
      <text:h text:style-name="P40" text:outline-level="3"><text:bookmark-start text:name="__RefHeading___Toc6534_1382077063 Kopie 1"/>Inputs<text:bookmark-end text:name="__RefHeading___Toc6534_1382077063 Kopie 1"/></text:h>
      <text:h text:style-name="P41" text:outline-level="4"><text:bookmark-start text:name="__RefHeading___Toc6536_1382077063 Kopie 1"/>Vector<text:bookmark-end text:name="__RefHeading___Toc6536_1382077063 Kopie 1"/></text:h>
      <text:p text:style-name="P46">Texture coordinate to sample texture at defaults to Generated texture coordinates if the socket is left unconnected.</text:p>
      <text:h text:style-name="Heading_20_4" text:outline-level="4"><text:bookmark-start text:name="__RefHeading___Toc3569_1239589146"/>Scale<text:bookmark-end text:name="__RefHeading___Toc3569_1239589146"/></text:h>
      <text:p text:style-name="P47">The scale of the Gabor noise.</text:p>
      <text:h text:style-name="Heading_20_4" text:outline-level="4"><text:bookmark-start text:name="__RefHeading___Toc3571_1239589146"/>Frequency<text:bookmark-end text:name="__RefHeading___Toc3571_1239589146"/></text:h>
      <text:p text:style-name="P47">The rate at which the Gabor noise changes across space. It differs from the input scale in that it only scales perpendicular to the gabor noise direction.</text:p>
      <text:h text:style-name="Heading_20_4" text:outline-level="4"><text:bookmark-start text:name="__RefHeading___Toc3573_1239589146"/>Anisotropic<text:bookmark-end text:name="__RefHeading___Toc3573_1239589146"/></text:h>
      <text:p text:style-name="P47">The directionality of the Gabor noise. 1 means the noise is completely directional. With a value of 0 the noise goes in all directions.</text:p>
      <text:h text:style-name="Heading_20_4" text:outline-level="4"><text:bookmark-start text:name="__RefHeading___Toc3575_1239589146"/>Orientation<text:bookmark-end text:name="__RefHeading___Toc3575_1239589146"/></text:h>
      <text:p text:style-name="P47">The direction of the anisotropic Gabor noise. With the 2ds method you have a orientation value. With the 3d method you will have a trackball to adjust the orientation.</text:p>
      <text:p text:style-name="P47"/>
      <text:h text:style-name="P40" text:outline-level="3"><draw:frame draw:style-name="fr2" draw:name="Bild2 Kopie 1" text:anchor-type="paragraph" svg:y="0.603cm" svg:width="3.12cm" svg:height="3.66cm" draw:z-index="44"><draw:image xlink:href="Pictures/10000001000000F6000001208F5E5FCB.png" xlink:type="simple" xlink:show="embed" xlink:actuate="onLoad" draw:mime-type="image/png"/></draw:frame><draw:frame draw:style-name="fr1" draw:name="Bild2 Kopie 1 Kopie 1" text:anchor-type="paragraph" svg:y="0.603cm" svg:width="3.129cm" svg:height="2.94cm" draw:z-index="45"><draw:image xlink:href="Pictures/10000001000000F7000000E8C778B0BA.png" xlink:type="simple" xlink:show="embed" xlink:actuate="onLoad" draw:mime-type="image/png"/></draw:frame><text:bookmark-start text:name="__RefHeading___Toc3577_1239589146"/><text:soft-page-break/>Properties<text:bookmark-end text:name="__RefHeading___Toc3577_1239589146"/></text:h>
      <text:h text:style-name="P40" text:outline-level="3"><text:bookmark-start text:name="__RefHeading___Toc3579_1239589146"/>Type<text:bookmark-end text:name="__RefHeading___Toc3579_1239589146"/></text:h>
      <text:p text:style-name="P46"><text:span text:style-name="T29">2D ignores the Z input. 3D goes in all 3 directions.</text:span></text:p>
      <text:h text:style-name="P40" text:outline-level="3"><text:bookmark-start text:name="__RefHeading___Toc6556_1382077063 Kopie 1"/>Outputs<text:bookmark-end text:name="__RefHeading___Toc6556_1382077063 Kopie 1"/></text:h>
      <text:h text:style-name="P42" text:outline-level="4"><text:bookmark-start text:name="__RefHeading___Toc6558_1382077063 Kopie 1"/>Value<text:bookmark-end text:name="__RefHeading___Toc6558_1382077063 Kopie 1"/></text:h>
      <text:p text:style-name="P47">The Gabor noise value with both, random phase and random intensity.</text:p>
      <text:h text:style-name="P42" text:outline-level="4"><text:bookmark-start text:name="__RefHeading___Toc6560_1382077063 Kopie 1"/>Phase<text:bookmark-end text:name="__RefHeading___Toc6560_1382077063 Kopie 1"/></text:h>
      <text:p text:style-name="P47">The phase of the Gabor noise, without random intensity.</text:p>
      <text:h text:style-name="Heading_20_4" text:outline-level="4"><text:bookmark-start text:name="__RefHeading___Toc3581_1239589146"/>Intensity<text:bookmark-end text:name="__RefHeading___Toc3581_1239589146"/></text:h>
      <text:p text:style-name="P47">The intensity of the Gabor noise, withbout random phase.</text:p>
      <text:p text:style-name="P6"/>
      <text:h text:style-name="Heading_20_2" text:outline-level="2"><draw:frame draw:style-name="fr2" draw:name="Bild1" text:anchor-type="paragraph" svg:y="0.603cm" svg:width="2.889cm" svg:height="2.611cm" draw:z-index="6"><draw:image xlink:href="Pictures/10000001000000AB0000009AAE5CDE24.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0010000007B000000A5AB09B701.png" xlink:type="simple" xlink:show="embed" xlink:actuate="onLoad" draw:mime-type="image/png"/></draw:frame><text:bookmark-start text:name="__RefHeading___Toc6540_1382077063"/><text:span text:style-name="T13">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text:soft-page-break/>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6"/>
      <text:h text:style-name="Heading_20_2" text:outline-level="2"><draw:frame draw:style-name="fr1" draw:name="Bild3" text:anchor-type="paragraph" svg:y="0.603cm" svg:width="2.88cm" svg:height="3.069cm" draw:z-index="8"><draw:image xlink:href="Pictures/10000001000000AA000000B5A920346F.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Horizontal_20_Line"/>
      <text:h text:style-name="Heading_20_2" text:outline-level="2"><draw:frame draw:style-name="fr1" draw:name="Bild4" text:anchor-type="paragraph" svg:y="0.603cm" svg:width="5.701cm" svg:height="6.519cm" draw:z-index="9"><draw:image xlink:href="Pictures/100000010000015100000181B6E4878E.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2cm" svg:height="4.11cm" draw:z-index="12"><draw:image xlink:href="Pictures/100000010000013A000000F3B2495E7F.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3" draw:name="Bild8" text:anchor-type="paragraph" svg:x="14.991cm" svg:y="0.238cm" svg:width="3.709cm" svg:height="1.341cm" draw:z-index="13"><draw:image xlink:href="Pictures/10000001000000DB0000004FF7FB7DE6.png" xlink:type="simple" xlink:show="embed" xlink:actuate="onLoad" draw:mime-type="image/png"/></draw:frame></text:p>
      <text:p text:style-name="Text_20_body">The image browser at the left allows you to pick an already existing texture from the scene.</text:p>
      <text:p text:style-name="Text_20_body"><draw:frame draw:style-name="fr1" draw:name="Bild5" text:anchor-type="paragraph" svg:y="0.339cm" svg:width="3.739cm" svg:height="5.701cm" draw:z-index="10"><draw:image xlink:href="Pictures/10000001000000DD000001514197B6CD.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8"/>
      <text:p text:style-name="P8"/>
      <text:p text:style-name="P8"/>
      <text:p text:style-name="P8"/>
      <text:p text:style-name="P8"/>
      <text:p text:style-name="P8"/>
      <text:p text:style-name="P3"/>
      <text:h text:style-name="Heading_20_4" text:outline-level="4"><draw:frame draw:style-name="fr1" draw:name="Bild6" text:anchor-type="paragraph" svg:y="0.612cm" svg:width="3.18cm" svg:height="1.799cm" draw:z-index="11"><draw:image xlink:href="Pictures/10000001000000BC0000006AA7A5B117.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43" text:outline-level="5"><text:bookmark-start text:name="__RefHeading___Toc6596_1382077063"/>Smart <text:bookmark-end text:name="__RefHeading___Toc6596_1382077063"/></text:h>
      <text:p text:style-name="P13">Cycles Only</text:p>
      <text:p text:style-name="Text_20_body">Only for Open Shading Language. Use cubic interpolation when scaling up and linear when scaling down, for a better performance and sharpness.</text:p>
      <text:h text:style-name="Heading_20_4" text:outline-level="4"><draw:frame draw:style-name="fr3" draw:name="Bild9" text:anchor-type="paragraph" svg:x="15.169cm" svg:y="0.612cm" svg:width="3.15cm" svg:height="1.859cm" draw:z-index="14"><draw:image xlink:href="Pictures/10000001000000BA0000006E2845E323.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3"/>
      <text:h text:style-name="Heading_20_4" text:outline-level="4"><draw:frame draw:style-name="fr3" draw:name="Bild10" text:anchor-type="paragraph" svg:x="15.169cm" svg:y="0.612cm" svg:width="3.18cm" svg:height="1.51cm" draw:z-index="15"><draw:image xlink:href="Pictures/10000001000000BC0000005921E4638E.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4" text:outline-level="4"><draw:frame draw:style-name="fr2" draw:name="Bild16" text:anchor-type="paragraph" svg:y="0.238cm" svg:width="3.15cm" svg:height="3.281cm" draw:z-index="40"><draw:image xlink:href="Pictures/10000001000000BA000000C2F4269092.png" xlink:type="simple" xlink:show="embed" xlink:actuate="onLoad" draw:mime-type="image/png"/></draw:frame><text:bookmark-start text:name="__RefHeading___Toc5022_598790690"/>Source <text:bookmark-end text:name="__RefHeading___Toc5022_598790690"/></text:h>
      <text:p text:style-name="P25">What kind of image it is. The terms should be self explaining.</text:p>
      <text:p text:style-name="P25"/>
      <text:p text:style-name="P25"/>
      <text:p text:style-name="P25"/>
      <text:h text:style-name="P24" text:outline-level="4"><draw:frame draw:style-name="fr1" draw:name="Bild13" text:anchor-type="paragraph" svg:y="0.238cm" svg:width="3.281cm" svg:height="4.23cm" draw:z-index="38"><draw:image xlink:href="Pictures/10000001000000C2000000FAD98A1547.png" xlink:type="simple" xlink:show="embed" xlink:actuate="onLoad" draw:mime-type="image/png"/></draw:frame><text:bookmark-start text:name="__RefHeading___Toc5024_598790690"/>Color Space<text:bookmark-end text:name="__RefHeading___Toc5024_598790690"/></text:h>
      <text:p text:style-name="P25">What color space is used for the image.</text:p>
      <text:p text:style-name="P25"/>
      <text:p text:style-name="P25"/>
      <text:p text:style-name="P25"/>
      <text:p text:style-name="P25"/>
      <text:h text:style-name="P24" text:outline-level="4"><draw:frame draw:style-name="fr1" draw:name="Bild15" text:anchor-type="paragraph" svg:y="0.238cm" svg:width="3.05cm" svg:height="2.739cm" draw:z-index="39"><draw:image xlink:href="Pictures/10000001000000B4000000A2BA4227D9.png" xlink:type="simple" xlink:show="embed" xlink:actuate="onLoad" draw:mime-type="image/png"/></draw:frame><text:bookmark-start text:name="__RefHeading___Toc1921_3010168014"/>Alpha<text:bookmark-end text:name="__RefHeading___Toc1921_3010168014"/></text:h>
      <text:p text:style-name="P25">What alpha mode is used for the image.</text:p>
      <text:p text:style-name="P25"/>
      <text:p text:style-name="P25"/>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3"/>
      <text:p text:style-name="P6"/>
      <text:h text:style-name="Heading_20_2" text:outline-level="2"><draw:frame draw:style-name="fr1" draw:name="Bild11" text:anchor-type="paragraph" svg:y="0.238cm" svg:width="3.099cm" svg:height="3.56cm" draw:z-index="16"><draw:image xlink:href="Pictures/10000001000000B7000000D2C7314F0C.png" xlink:type="simple" xlink:show="embed" xlink:actuate="onLoad" draw:mime-type="image/png"/></draw:frame><text:bookmark-start text:name="__RefHeading___Toc1826_2607357367"/>Magic Texture<text:bookmark-end text:name="__RefHeading___Toc1826_2607357367"/></text:h>
      <text:p text:style-name="P3">The Magic Texture node is used to add a <text:span text:style-name="T14">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text:soft-page-break/>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3"/>
      <text:p text:style-name="P3"/>
      <text:p text:style-name="P3"/>
      <text:p text:style-name="P6"/>
      <text:h text:style-name="P38" text:outline-level="2"><text:bookmark-start text:name="__RefHeading___Toc6342_1382077063 Copy 1"/>Noise Texture<text:bookmark-end text:name="__RefHeading___Toc6342_1382077063 Copy 1"/></text:h>
      <text:p text:style-name="P29"><draw:frame draw:style-name="fr6" draw:name="Image1" text:anchor-type="char" svg:width="19.001cm" svg:height="6.957cm" draw:z-index="41"><draw:image xlink:href="Pictures/10000000000003ED000001703152AC57.png" xlink:type="simple" xlink:show="embed" xlink:actuate="onLoad" draw:mime-type="image/png"/></draw:frame>The Noise Texture node evaluates a fractal Perlin noise at the input texture coordinates. <text:span text:style-name="T28">This nodes </text:span>allows great control over how <text:span text:style-name="T28">noise </text:span>octaves are combined<text:span text:style-name="T24">.</text:span></text:p>
      <text:h text:style-name="Heading_20_3" text:outline-level="3"><text:bookmark-start text:name="__RefHeading___Toc6688_1382077063"/>Inputs<text:bookmark-end text:name="__RefHeading___Toc6688_1382077063"/></text:h>
      <text:p text:style-name="P3">The inputs are dynamic, they become available if needed depending on the node properties.</text:p>
      <text:p text:style-name="P3"/>
      <text:h text:style-name="Heading_20_4" text:outline-level="4"><text:bookmark-start text:name="__RefHeading___Toc6690_1382077063"/><text:soft-page-break/>Vector<text:bookmark-end text:name="__RefHeading___Toc6690_1382077063"/></text:h>
      <text:p text:style-name="Text_20_body">Texture coordinate to evaluate the noise at; defaults to Generated texture coordinates if the socket is left unconnected.</text:p>
      <text:h text:style-name="P28" text:outline-level="4"><text:bookmark-start text:name="__RefHeading___Toc3100_17570198"/>Normalize<text:bookmark-end text:name="__RefHeading___Toc3100_17570198"/></text:h>
      <text:p text:style-name="P27">Normalize the output to the 0 - 1 range.</text:p>
      <text:h text:style-name="Heading_20_5" text:outline-level="5"><text:bookmark-start text:name="__RefHeading___Toc6646_1382077063"/>W<text:bookmark-end text:name="__RefHeading___Toc6646_1382077063"/></text:h>
      <text:p text:style-name="P29">Texture coordinate to evaluate the noise at.<text:span text:style-name="T15"> Appears with 4 dimensions.</text:span></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span text:style-name="T28">y</text:span><text:bookmark-end text:name="__RefHeading___Toc3098_17570198"/></text:h>
      <text:p text:style-name="P26">The scale of a perlin noise octave relative to the perlin noise octave from the previous octave.</text:p>
      <text:h text:style-name="Heading_20_5" text:outline-level="5"><text:bookmark-start text:name="__RefHeading___Toc6656_1382077063"/>Offset<text:bookmark-end text:name="__RefHeading___Toc6656_1382077063"/></text:h>
      <text:p text:style-name="P29">An added offset to each octave, determines the level where the highest octave will appear.</text:p>
      <text:h text:style-name="Heading_20_5" text:outline-level="5"><text:bookmark-start text:name="__RefHeading___Toc6658_1382077063"/>Gain<text:bookmark-end text:name="__RefHeading___Toc6658_1382077063"/></text:h>
      <text:p text:style-name="P29">An extra multiplier to tune the magnitude of octaves.</text:p>
      <text:h text:style-name="P44" text:outline-level="5"><text:bookmark-start text:name="__RefHeading___Toc6698_1382077063"/>Distortion<text:bookmark-end text:name="__RefHeading___Toc6698_1382077063"/></text:h>
      <text:p text:style-name="P29">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4" draw:name="Bild22" text:anchor-type="paragraph" svg:width="1.88cm" svg:height="1.951cm" draw:z-index="18"><draw:image xlink:href="Pictures/100000010000006F00000073D4E79C82.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text:soft-page-break/>4D<text:bookmark-end text:name="__RefHeading___Toc6710_1382077063"/></text:h>
      <text:p text:style-name="Text_20_body">Evaluate the noise in 4D space at the input Vector and the input W as the fourth dimension.</text:p>
      <text:h text:style-name="P28" text:outline-level="4"><text:bookmark-start text:name="__RefHeading___Toc6672_1382077063"/>Type<draw:frame draw:style-name="fr5" draw:name="Image2" text:anchor-type="char" svg:x="15.864cm" svg:y="0.67cm" svg:width="3.274cm" svg:height="2.965cm" draw:z-index="42"><draw:image xlink:href="Pictures/10000000000000B4000000A3A2C00477.png" xlink:type="simple" xlink:show="embed" xlink:actuate="onLoad" draw:mime-type="image/png"/></draw:frame><text:bookmark-end text:name="__RefHeading___Toc6672_1382077063"/></text:h>
      <text:p text:style-name="P29">Type of the <text:span text:style-name="T28">perlin noise</text:span> texture.</text:p>
      <text:h text:style-name="P44" text:outline-level="5"><text:bookmark-start text:name="__RefHeading___Toc6676_1382077063"/>Multifractal<text:bookmark-end text:name="__RefHeading___Toc6676_1382077063"/></text:h>
      <text:p text:style-name="P29">The result is more uneven (varies with location), more similar to a real terrain. Uses a multiplicative cascade.</text:p>
      <text:h text:style-name="P44" text:outline-level="5"><text:bookmark-start text:name="__RefHeading___Toc6680_1382077063"/>Ridged Multifractal<text:bookmark-end text:name="__RefHeading___Toc6680_1382077063"/></text:h>
      <text:p text:style-name="P29">Creates sharp peaks. Calculates the absolute value of the noise, creating “canyons”, and then flips the surface upside down.</text:p>
      <text:h text:style-name="P44" text:outline-level="5"><text:bookmark-start text:name="__RefHeading___Toc6678_1382077063"/>Hybrid Multifractal<text:bookmark-end text:name="__RefHeading___Toc6678_1382077063"/></text:h>
      <text:p text:style-name="P29">Creates peaks and valleys with different roughness values, like real mountains rise out of flat plains. Combines the additive cascade with a multiplicative cascade.</text:p>
      <text:h text:style-name="P44" text:outline-level="5"/>
      <text:h text:style-name="P44" text:outline-level="5"><text:bookmark-start text:name="__RefHeading___Toc6674_1382077063"/>fBM (fractal Brownian Motion)<text:bookmark-end text:name="__RefHeading___Toc6674_1382077063"/></text:h>
      <text:p text:style-name="P29">Produces an unnatural homogeneous and isotropic result. Uses an additive cascade, the values are simply added together.</text:p>
      <text:h text:style-name="P44" text:outline-level="5"><text:bookmark-start text:name="__RefHeading___Toc6682_1382077063"/>Hetero Terrain (Heterogeneous Terrain)<text:bookmark-end text:name="__RefHeading___Toc6682_1382077063"/></text:h>
      <text:p text:style-name="P29">Similar to Hybrid Multifractal creates a heterogeneous terrain, but with the likeness of river channels.</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49"/>
      <text:p text:style-name="P6"/>
      <text:h text:style-name="Heading_20_2" text:outline-level="2"><draw:frame draw:style-name="fr4" draw:name="Bild21" text:anchor-type="paragraph" svg:width="2.76cm" svg:height="5.009cm" draw:z-index="17"><draw:image xlink:href="Pictures/10000001000000A30000012886ED43EC.png" xlink:type="simple" xlink:show="embed" xlink:actuate="onLoad" draw:mime-type="image/png"/></draw:frame><text:bookmark-start text:name="__RefHeading___Toc6344_1382077063"/>Point Density <text:bookmark-end text:name="__RefHeading___Toc6344_1382077063"/></text:h>
      <text:p text:style-name="P3"/>
      <text:p text:style-name="Text_20_body">The Point Density node is used to add volumetric points for each particle or vertex of another object.</text:p>
      <text:h text:style-name="Heading_20_3" text:outline-level="3"><text:bookmark-start text:name="__RefHeading___Toc6718_1382077063"/><text:soft-page-break/>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3"/>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3">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4" draw:name="Bild23" text:anchor-type="paragraph" svg:width="1.951cm" svg:height="1.251cm" draw:z-index="19"><draw:image xlink:href="Pictures/10000001000000730000004A280A8A61.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4" draw:name="Bild24" text:anchor-type="paragraph" svg:width="1.891cm" svg:height="1.57cm" draw:z-index="20"><draw:image xlink:href="Pictures/10000001000000700000005D12932677.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text:soft-page-break/>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1" draw:name="Bild26" text:anchor-type="paragraph" svg:y="0.48cm" svg:width="4.32cm" svg:height="3.671cm" draw:z-index="22"><draw:image xlink:href="Pictures/10000001000000FF000000D91C0BB0F0.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1" draw:name="Bild25" text:anchor-type="paragraph" svg:y="0.48cm" svg:width="2.17cm" svg:height="1.57cm" draw:z-index="21"><draw:image xlink:href="Pictures/10000001000000800000005D8D851197.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1" draw:name="Bild27" text:anchor-type="paragraph" svg:y="0.48cm" svg:width="2.03cm" svg:height="1.61cm" draw:z-index="23"><draw:image xlink:href="Pictures/10000001000000780000005F3ED58A06.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6">.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3">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3"/>
      <text:p text:style-name="P6"/>
      <text:h text:style-name="Heading_20_2" text:outline-level="2"><draw:frame draw:style-name="fr1" draw:name="Bild28" text:anchor-type="paragraph" svg:y="0.48cm" svg:width="9.77cm" svg:height="6.031cm" draw:z-index="24"><draw:image xlink:href="Pictures/1000000100000241000001649EB27944.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4" draw:name="Bild30" text:anchor-type="paragraph" svg:width="2.521cm" svg:height="2.011cm" draw:z-index="26"><draw:image xlink:href="Pictures/10000001000000950000007779F0B4A0.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8"> You have the choice between </text:span><text:span text:style-name="T25">three</text:span><text:span text:style-name="T18"> methods. </text:span><text:span text:style-name="T25">Nishita, </text:span>Preetham<text:span text:style-name="T18"> and</text:span> Hosek/Wilkie</text:p>
      <text:h text:style-name="Heading_20_4" text:outline-level="4"><draw:frame draw:style-name="fr3" draw:name="Bild29" text:anchor-type="paragraph" svg:x="16.42cm" svg:y="0.415cm" svg:width="2.35cm" svg:height="1.05cm" draw:z-index="25"><draw:image xlink:href="Pictures/100000010000008B0000003E1A01DB40.png" xlink:type="simple" xlink:show="embed" xlink:actuate="onLoad" draw:mime-type="image/png"/></draw:frame><text:bookmark-start text:name="__RefHeading___Toc6784_1382077063"/>Sun Direction<text:bookmark-end text:name="__RefHeading___Toc6784_1382077063"/></text:h>
      <text:p text:style-name="P3">Sun direction vector.<text:span text:style-name="T17">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7"> Some reference values:</text:span></text:p>
      <text:p text:style-name="Text_20_body"/>
      <text:p text:style-name="Text_20_body">2: Arctic like</text:p>
      <text:p text:style-name="Text_20_body">3: clear sky</text:p>
      <text:p text:style-name="Text_20_body">6: warm/moist day</text:p>
      <text:p text:style-name="Text_20_body">10: hazy day</text:p>
      <text:p text:style-name="P3"/>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Text_20_body"/>
      <text:p text:style-name="P3"/>
      <text:p text:style-name="P6"/>
      <text:h text:style-name="Heading_20_2" text:outline-level="2"><draw:frame draw:style-name="fr1" draw:name="Bild31" text:anchor-type="paragraph" svg:y="0.48cm" svg:width="3.05cm" svg:height="5.039cm" draw:z-index="27"><draw:image xlink:href="Pictures/10000001000000B40000012A54842694.png" xlink:type="simple" xlink:show="embed" xlink:actuate="onLoad" draw:mime-type="image/png"/></draw:frame><text:bookmark-start text:name="__RefHeading___Toc6348_1382077063"/><text:soft-page-break/>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8">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8">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162cm" svg:width="2.15cm" svg:height="2.251cm" draw:z-index="28"><draw:image xlink:href="Pictures/100000010000007F000000853C216F76.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1" draw:name="Bild33" text:anchor-type="paragraph" svg:y="0.48cm" svg:width="2.559cm" svg:height="2.641cm" draw:z-index="29"><draw:image xlink:href="Pictures/10000001000000970000009CDF3F7114.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text:soft-page-break/>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0"><draw:image xlink:href="Pictures/10000001000000930000008423C4312F.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9">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text:soft-page-break/>Note<text:span text:style-name="T20">.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3"/>
      <text:p text:style-name="Horizontal_20_Line"/>
      <text:p text:style-name="P3"/>
      <text:h text:style-name="Heading_20_2" text:outline-level="2"><draw:frame draw:style-name="fr1" draw:name="Bild35" text:anchor-type="paragraph" svg:y="0.48cm" svg:width="3.221cm" svg:height="6.301cm" draw:z-index="31"><draw:image xlink:href="Pictures/10000001000000BE000001743429091D.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16">Adds a roughness noise.</text:p>
      <text:h text:style-name="Heading_20_4" text:outline-level="4"><text:bookmark-start text:name="__RefHeading___Toc6860_1382077063"/>Phase Offset<text:bookmark-end text:name="__RefHeading___Toc6860_1382077063"/></text:h>
      <text:p text:style-name="P14">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32"><draw:image xlink:href="Pictures/100000010000008A0000005672B7E6E4.png" xlink:type="simple" xlink:show="embed" xlink:actuate="onLoad" draw:mime-type="image/png"/></draw:frame><text:bookmark-start text:name="__RefHeading___Toc6864_1382077063"/><text:span text:style-name="T21">Wave </text:span>Type<text:bookmark-end text:name="__RefHeading___Toc6864_1382077063"/></text:h>
      <text:p text:style-name="Text_20_body">Bands or Rings shaped waves.</text:p>
      <text:p text:style-name="Text_20_body"/>
      <text:p text:style-name="Text_20_body"/>
      <text:h text:style-name="Heading_20_4" text:outline-level="4"><draw:frame draw:style-name="fr1" draw:name="Bild37" text:anchor-type="paragraph" svg:y="0.593cm" svg:width="2.491cm" svg:height="2.251cm" draw:z-index="33"><draw:image xlink:href="Pictures/1000000100000093000000859EAF44E8.png" xlink:type="simple" xlink:show="embed" xlink:actuate="onLoad" draw:mime-type="image/png"/></draw:frame><text:bookmark-start text:name="__RefHeading___Toc6866_1382077063"/><text:soft-page-break/>Bands direction<text:bookmark-end text:name="__RefHeading___Toc6866_1382077063"/></text:h>
      <text:p text:style-name="Text_20_body">In which direction the bands should point.</text:p>
      <text:p text:style-name="P15"/>
      <text:p text:style-name="P3"/>
      <text:h text:style-name="Heading_20_3" text:outline-level="3"><draw:frame draw:style-name="fr1" draw:name="Bild38" text:anchor-type="paragraph" svg:y="0.48cm" svg:width="2.341cm" svg:height="1.859cm" draw:z-index="34"><draw:image xlink:href="Pictures/100000010000008A0000006E0ECB84C3.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3"/>
      <text:p text:style-name="P3"/>
      <text:p text:style-name="Horizontal_20_Line"/>
      <text:p text:style-name="P3"/>
      <text:h text:style-name="Heading_20_2" text:outline-level="2"><draw:frame draw:style-name="fr1" draw:name="Bild39" text:anchor-type="paragraph" svg:y="0.48cm" svg:width="3.009cm" svg:height="4.001cm" draw:z-index="35"><draw:image xlink:href="Pictures/10000001000000B2000000ECF576A900.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text:soft-page-break/>Properties<text:bookmark-end text:name="__RefHeading___Toc6888_1382077063"/></text:h>
      <text:h text:style-name="Heading_20_4" text:outline-level="4"><draw:frame draw:style-name="fr1" draw:name="Bild40" text:anchor-type="paragraph" svg:y="0.48cm" svg:width="2cm" svg:height="2.08cm" draw:z-index="36"><draw:image xlink:href="Pictures/10000001000000760000007BB62F8149.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2">!</text:span><text:span text:style-name="T26">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611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3d7f" style:font-size-asian="10pt" style:font-size-complex="10pt"/>
    </style:style>
    <style:style style:name="MT5" style:family="text">
      <style:text-properties fo:font-size="10pt" officeooo:rsid="039974ee"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9</text:span><text:span text:style-name="MT3"> Editors - Shader Editor - Header - A</text:span><text:span text:style-name="MT6">dd</text:span><text:span text:style-name="MT3"> Menu</text:span><text:span text:style-name="MT7"> - Texture</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9M22S</meta:editing-duration>
    <meta:editing-cycles>827</meta:editing-cycles>
    <meta:generator>LibreOffice/7.6.7.2$Windows_X86_64 LibreOffice_project/dd47e4b30cb7dab30588d6c79c651f218165e3c5</meta:generator>
    <dc:date>2024-07-08T10:09:26.953000000</dc:date>
    <meta:document-statistic meta:table-count="3" meta:image-count="46" meta:object-count="0" meta:page-count="26" meta:paragraph-count="722" meta:word-count="3681" meta:character-count="21459" meta:non-whitespace-character-count="18485"/>
    <meta:template xlink:type="simple" xlink:actuate="onRequest" xlink:title="standard1cm" xlink:href="../../../AppData/Roaming/LibreOffice/4/user/template/standard1cm.ott" meta:date="2016-03-29T10:15:31.334000000"/>
  </office:meta>
</office:document-meta>
</file>